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19A000033C30000150B97DE9C1B.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Ericsson GA628" svg:font-family="'Ericsson GA628'"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 Black1"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188in" style:rel-column-width="15319*"/>
    </style:style>
    <style:style style:name="Table1.B" style:family="table-column">
      <style:table-column-properties style:column-width="5.3063in" style:rel-column-width="5021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6188in" style:rel-column-width="15319*"/>
    </style:style>
    <style:style style:name="Table2.B" style:family="table-column">
      <style:table-column-properties style:column-width="5.3063in" style:rel-column-width="5021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188in" style:rel-column-width="15319*"/>
    </style:style>
    <style:style style:name="Table3.B" style:family="table-column">
      <style:table-column-properties style:column-width="5.3063in" style:rel-column-width="5021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6188in" style:rel-column-width="15319*"/>
    </style:style>
    <style:style style:name="Table4.B" style:family="table-column">
      <style:table-column-properties style:column-width="5.3063in" style:rel-column-width="5021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6188in" style:rel-column-width="15319*"/>
    </style:style>
    <style:style style:name="Table5.B" style:family="table-column">
      <style:table-column-properties style:column-width="5.3063in" style:rel-column-width="5021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8299in" style:rel-column-width="17316*"/>
    </style:style>
    <style:style style:name="Table6.B" style:family="table-column">
      <style:table-column-properties style:column-width="5.0951in" style:rel-column-width="4821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8438in" style:rel-column-width="17448*"/>
    </style:style>
    <style:style style:name="Table7.B" style:family="table-column">
      <style:table-column-properties style:column-width="5.0813in" style:rel-column-width="4808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8438in" style:rel-column-width="17448*"/>
    </style:style>
    <style:style style:name="Table14.B" style:family="table-column">
      <style:table-column-properties style:column-width="5.0813in" style:rel-column-width="4808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6188in" style:rel-column-width="15319*"/>
    </style:style>
    <style:style style:name="Table8.B" style:family="table-column">
      <style:table-column-properties style:column-width="5.3063in" style:rel-column-width="5021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6188in" style:rel-column-width="15319*"/>
    </style:style>
    <style:style style:name="Table9.B" style:family="table-column">
      <style:table-column-properties style:column-width="5.3063in" style:rel-column-width="50216*"/>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6188in" style:rel-column-width="15319*"/>
    </style:style>
    <style:style style:name="Table10.B" style:family="table-column">
      <style:table-column-properties style:column-width="5.3063in" style:rel-column-width="50216*"/>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6188in" style:rel-column-width="15319*"/>
    </style:style>
    <style:style style:name="Table11.B" style:family="table-column">
      <style:table-column-properties style:column-width="5.3063in" style:rel-column-width="50216*"/>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6188in" style:rel-column-width="15319*"/>
    </style:style>
    <style:style style:name="Table15.B" style:family="table-column">
      <style:table-column-properties style:column-width="5.3063in" style:rel-column-width="5021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6188in" style:rel-column-width="15319*"/>
    </style:style>
    <style:style style:name="Table16.B" style:family="table-column">
      <style:table-column-properties style:column-width="5.3063in" style:rel-column-width="50216*"/>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6188in" style:rel-column-width="15319*"/>
    </style:style>
    <style:style style:name="Table18.B" style:family="table-column">
      <style:table-column-properties style:column-width="5.3063in" style:rel-column-width="5021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1.6188in" style:rel-column-width="15319*"/>
    </style:style>
    <style:style style:name="Table19.B" style:family="table-column">
      <style:table-column-properties style:column-width="5.3063in" style:rel-column-width="5021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9569in" style:rel-column-width="18519*"/>
    </style:style>
    <style:style style:name="Table12.B" style:family="table-column">
      <style:table-column-properties style:column-width="4.9681in" style:rel-column-width="47016*"/>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9215in" style:rel-column-width="18184*"/>
    </style:style>
    <style:style style:name="Table13.B" style:family="table-column">
      <style:table-column-properties style:column-width="5.0035in" style:rel-column-width="4735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6188in" style:rel-column-width="15319*"/>
    </style:style>
    <style:style style:name="Table17.B" style:family="table-column">
      <style:table-column-properties style:column-width="5.3063in" style:rel-column-width="50216*"/>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1.6188in" style:rel-column-width="15319*"/>
    </style:style>
    <style:style style:name="Table22.B" style:family="table-column">
      <style:table-column-properties style:column-width="5.3063in" style:rel-column-width="50216*"/>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1.6188in" style:rel-column-width="15319*"/>
    </style:style>
    <style:style style:name="Table20.B" style:family="table-column">
      <style:table-column-properties style:column-width="5.3063in" style:rel-column-width="5021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1.6188in" style:rel-column-width="15319*"/>
    </style:style>
    <style:style style:name="Table21.B" style:family="table-column">
      <style:table-column-properties style:column-width="5.3063in" style:rel-column-width="50216*"/>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1.6188in" style:rel-column-width="15319*"/>
    </style:style>
    <style:style style:name="Table23.B" style:family="table-column">
      <style:table-column-properties style:column-width="5.3063in" style:rel-column-width="50216*"/>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1.6188in" style:rel-column-width="15319*"/>
    </style:style>
    <style:style style:name="Table24.B" style:family="table-column">
      <style:table-column-properties style:column-width="5.3063in" style:rel-column-width="50216*"/>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1.6188in" style:rel-column-width="15319*"/>
    </style:style>
    <style:style style:name="Table26.B" style:family="table-column">
      <style:table-column-properties style:column-width="5.3063in" style:rel-column-width="50216*"/>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1.6188in" style:rel-column-width="15319*"/>
    </style:style>
    <style:style style:name="Table27.B" style:family="table-column">
      <style:table-column-properties style:column-width="5.3063in" style:rel-column-width="502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1.6188in" style:rel-column-width="15319*"/>
    </style:style>
    <style:style style:name="Table28.B" style:family="table-column">
      <style:table-column-properties style:column-width="5.3063in" style:rel-column-width="50216*"/>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6188in" style:rel-column-width="15319*"/>
    </style:style>
    <style:style style:name="Table29.B" style:family="table-column">
      <style:table-column-properties style:column-width="5.3063in" style:rel-column-width="50216*"/>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1.6188in" style:rel-column-width="15319*"/>
    </style:style>
    <style:style style:name="Table25.B" style:family="table-column">
      <style:table-column-properties style:column-width="5.3063in" style:rel-column-width="50216*"/>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P1" style:family="paragraph" style:parent-style-name="Frame_20_contents">
      <style:text-properties style:font-name="Ericsson GA628"/>
    </style:style>
    <style:style style:name="P2" style:family="paragraph" style:parent-style-name="Frame_20_contents">
      <style:text-properties style:font-name="Ericsson GA628" fo:font-size="16pt" style:font-size-asian="16pt" style:font-size-complex="16pt"/>
    </style:style>
    <style:style style:name="P3" style:family="paragraph" style:parent-style-name="Frame_20_contents">
      <style:text-properties style:font-name="Ericsson GA628" fo:font-size="12pt" style:font-size-asian="12pt" style:font-size-complex="12pt"/>
    </style:style>
    <style:style style:name="P4" style:family="paragraph" style:parent-style-name="Frame_20_contents">
      <style:text-properties style:font-name="Ericsson GA628" fo:font-size="32pt" fo:letter-spacing="0.0693in" fo:background-color="transparent" style:font-size-asian="32pt" style:font-size-complex="32pt"/>
    </style:style>
    <style:style style:name="P5" style:family="paragraph" style:parent-style-name="Frame_20_contents">
      <style:paragraph-properties fo:text-align="center" style:justify-single-word="false"/>
      <style:text-properties style:font-name="Arial Black" fo:font-size="16pt" style:font-size-asian="16pt" style:font-size-complex="16pt"/>
    </style:style>
    <style:style style:name="P6" style:family="paragraph" style:parent-style-name="Frame_20_contents">
      <style:paragraph-properties fo:text-align="center" style:justify-single-word="false"/>
      <style:text-properties style:font-name="Arial Black" fo:font-size="8pt" style:font-size-asian="7pt" style:font-size-complex="8pt"/>
    </style:style>
    <style:style style:name="P7" style:family="paragraph" style:parent-style-name="Frame_20_contents">
      <style:paragraph-properties fo:text-align="center" style:justify-single-word="false"/>
      <style:text-properties style:font-name="Arial" fo:font-size="14pt" fo:font-style="italic" style:font-size-asian="14pt" style:font-style-asian="italic" style:font-size-complex="14pt" style:font-style-complex="italic"/>
    </style:style>
    <style:style style:name="P8" style:family="paragraph" style:parent-style-name="Standard">
      <style:text-properties style:font-name="Arial Black"/>
    </style:style>
    <style:style style:name="P9" style:family="paragraph" style:parent-style-name="Standard">
      <style:text-properties style:font-name="Ericsson GA628"/>
    </style:style>
    <style:style style:name="P10" style:family="paragraph" style:parent-style-name="Standard">
      <style:text-properties style:font-name="Times New Roman"/>
    </style:style>
    <style:style style:name="P11" style:family="paragraph" style:parent-style-name="Table_20_Contents">
      <style:text-properties style:font-name="Ericsson GA628"/>
    </style:style>
    <style:style style:name="P12" style:family="paragraph" style:parent-style-name="Table_20_Contents">
      <style:text-properties style:font-name="Ericsson GA628" fo:font-size="32pt" style:font-size-asian="32pt" style:font-size-complex="32pt"/>
    </style:style>
    <style:style style:name="P13" style:family="paragraph" style:parent-style-name="Standard">
      <style:paragraph-properties fo:break-before="page"/>
      <style:text-properties style:font-name="Arial Black"/>
    </style:style>
    <style:style style:name="P14" style:family="paragraph" style:parent-style-name="Standard">
      <style:text-properties style:font-name="Times New Roman"/>
    </style:style>
    <style:style style:name="P15" style:family="paragraph" style:parent-style-name="Standard" style:list-style-name="L1">
      <style:text-properties style:font-name="Times New Roman"/>
    </style:style>
    <style:style style:name="P16" style:family="paragraph" style:parent-style-name="Standard">
      <style:text-properties style:font-name="Times New Roman" fo:font-style="italic" style:font-style-asian="italic" style:font-style-complex="italic"/>
    </style:style>
    <style:style style:name="P17" style:family="paragraph" style:parent-style-name="Standard">
      <style:text-properties style:font-name="Times New Roman" fo:font-style="normal" style:font-style-asian="normal" style:font-style-complex="normal"/>
    </style:style>
    <style:style style:name="P18" style:family="paragraph" style:parent-style-name="Standard">
      <style:text-properties style:font-name="Arial Black"/>
    </style:style>
    <style:style style:name="P19" style:family="paragraph" style:parent-style-name="Standard">
      <style:text-properties style:font-name="Times New Roman"/>
    </style:style>
    <style:style style:name="P20" style:family="paragraph" style:parent-style-name="Text_20_body" style:list-style-name="L2"/>
    <style:style style:name="P21" style:family="paragraph" style:parent-style-name="Preformatted_20_Text">
      <style:paragraph-properties fo:margin-left="0.4925in" fo:margin-right="0in" fo:text-indent="0in" style:auto-text-indent="false"/>
    </style:style>
    <style:style style:name="P22" style:family="paragraph" style:parent-style-name="Preformatted_20_Text">
      <style:paragraph-properties fo:margin-left="0.4925in" fo:margin-right="0in" fo:text-indent="0in" style:auto-text-indent="false"/>
      <style:text-properties style:font-name="Times New Roman" fo:font-style="normal" style:font-style-asian="normal" style:font-style-complex="normal"/>
    </style:style>
    <style:style style:name="P23" style:family="paragraph" style:parent-style-name="Preformatted_20_Text">
      <style:paragraph-properties fo:margin-left="0.4925in" fo:margin-right="0in" fo:margin-top="0in" fo:margin-bottom="0.1965in" fo:text-indent="0in" style:auto-text-indent="false"/>
    </style:style>
    <style:style style:name="P24" style:family="paragraph" style:parent-style-name="Heading_20_1">
      <style:paragraph-properties fo:text-align="start" style:justify-single-word="false"/>
    </style:style>
    <style:style style:name="T1" style:family="text">
      <style:text-properties fo:font-size="16pt" style:font-size-asian="16pt" style:font-size-complex="16pt"/>
    </style:style>
    <style:style style:name="T2" style:family="text">
      <style:text-properties fo:color="#0066cc"/>
    </style:style>
    <style:style style:name="T3" style:family="text">
      <style:text-properties fo:color="#000000"/>
    </style:style>
    <style:style style:name="T4" style:family="text">
      <style:text-properties fo:color="#0047ff"/>
    </style:style>
    <style:style style:name="T5" style:family="text">
      <style:text-properties fo:font-size="12pt" style:font-size-asian="12pt" style:font-size-complex="12pt"/>
    </style:style>
    <style:style style:name="T6" style:family="text">
      <style:text-properties fo:font-style="normal" style:font-style-asian="normal" style:font-style-complex="normal"/>
    </style:style>
    <style:style style:name="T7" style:family="text">
      <style:text-properties fo:color="#ff0000"/>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fo:padding="0.1in" fo:border="0.26pt solid #000000" style:shadow="none">
        <style:background-image/>
      </style:graphic-properties>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3" draw:name="graphics1" text:anchor-type="paragraph" svg:x="0.0598in" svg:y="0in" svg:width="2.8591in" svg:height="1.0984in" draw:z-index="25"><draw:image xlink:href="Pictures/2000019A000033C30000150B97DE9C1B.svm" xlink:type="simple" xlink:show="embed" xlink:actuate="onLoad"/></draw:frame><draw:frame draw:style-name="fr1" draw:name="Frame14" text:anchor-type="paragraph" svg:x="3.0598in" svg:y="0.0799in" svg:width="3.8071in" draw:z-index="26"><draw:text-box fo:min-height="1.0602in"><text:p text:style-name="P5">Networked Fast Clock Master</text:p><text:p text:style-name="P5">Instruction Manual</text:p><text:p text:style-name="P6"/><text:p text:style-name="P7">MRB-FCM v1.1 Wired and Wireless</text:p></draw:text-box></draw:frame> </text:p>
      <text:p text:style-name="P10">The MRB-FCM is a configurable digital fast clock designed to support timetable-based model railroad operations.</text:p>
      <text:h text:style-name="Heading_20_2" text:outline-level="2">Key Features</text:h>
      <text:list xml:id="list620587993" text:style-name="L2">
        <text:list-item>
          <text:p text:style-name="P20">Real Time Clock with battery backup</text:p>
        </text:list-item>
        <text:list-item>
          <text:p text:style-name="P20">Fast clock ratio adjustable between 1.0:1 and 99.9:1</text:p>
        </text:list-item>
        <text:list-item>
          <text:p text:style-name="P20">Three configurable fast clock start times</text:p>
        </text:list-item>
        <text:list-item>
          <text:p text:style-name="P20">12 and 24 hour time display formats</text:p>
        </text:list-item>
        <text:list-item>
          <text:p text:style-name="P20">MRBus-compatible</text:p>
        </text:list-item>
        <text:list-item>
          <text:p text:style-name="P20">Capable of driving secondary clock displays over wired or wireless networks</text:p>
        </text:list-item>
      </text:list>
      <text:h text:style-name="P24" text:outline-level="1">Basic Installation</text:h>
      <text:h text:style-name="Heading_20_2" text:outline-level="2"><text:span text:style-name="T5">Power Requirements</text:span></text:h>
      <text:p text:style-name="P10">The MRB-FCM requires a stable 8-18V DC power supply capable of 3 watts (~0.4A at 8VDC, ~0.2A at 18VDC). <text:s/>For each slave that is also powered from the same supply, add another 3 watts of capacity. <text:s/>Power should be connected to J1 on the board (the pins marked VIN and GND are positive and negative respectively). <text:s/></text:p>
      <text:p text:style-name="P10"><text:s/></text:p>
      <text:p text:style-name="P16">For example, a power supply for a single MRB-FCM and two MRB-FCS slave displays, you would need 9W. <text:s/>At 8 volts, that would be a minimum of a 1.2A supply. <text:s/>At 18 volts, the supply would only need to be able to source 0.5A.</text:p>
      <text:p text:style-name="P16"><text:span text:style-name="T6"/></text:p>
      <text:p text:style-name="P16"><text:span text:style-name="T6">Iowa Scaled Engineering sells a suitable 12 volt, 2 amp power supply as an accessory to the MRB-FCM.</text:span></text:p>
      <text:h text:style-name="Heading_20_2" text:outline-level="2">MRBus Wiring (wired versions only)</text:h>
      <text:p text:style-name="P16">Note: Wireless versions only need power wired to each node, and communicate via wireless MRBus packets transmitted over 802.15.4 radios operating in the 2.4GHz band. <text:s/>Wired versions need both power and data lines connected between each node. <text:s/>Wired and wireless versions can be combined using an MRBus Wireless Access Point (MRB-AP) to bridge packets from the wired to wireless networks.</text:p>
      <text:p text:style-name="P17"/>
      <text:p text:style-name="P17">The MRB-FCM is based on MRBus layout control bus technology ( <text:a xlink:type="simple" xlink:href="http://www.mrbus.org/"><text:span text:style-name="T2">http://www.mrbus.org/</text:span></text:a> ), and can interoperate with other MRBus-based nodes (including MRB-FCS slave clock displays). <text:s/>To adhere with the physical specifications for a reliable MRBus segment, we highly recommend that you use Category 5 network cable (or better) to connect the nodes. </text:p>
      <text:p text:style-name="P17"><text:soft-page-break/></text:p>
      <text:p text:style-name="P17">The recommended color code for Cat5 cable used to carry MRBus is (from the MRBus specification):</text:p>
      <text:p text:style-name="P22">1 - +12VDC (White/Orange)</text:p>
      <text:p text:style-name="P21">2 - GND (Orange)</text:p>
      <text:p text:style-name="P21">3 - +12VDC (White/Green)</text:p>
      <text:p text:style-name="P21">4 - MRBus:RS485-A (Blue)</text:p>
      <text:p text:style-name="P21">5 – MRBus:RS485-B (White/Blue)</text:p>
      <text:p text:style-name="P21">6 – GND (Green)</text:p>
      <text:p text:style-name="P21">7 – DCC A (White/Brown)</text:p>
      <text:p text:style-name="P23">8 – DCC B (Brown)</text:p>
      <text:p text:style-name="P17">Each MRBus network also needs one set of biasing resistors to provide proper bus voltage levels. <text:s/>If your MRBus network doesn't already have a set of biasing resistors enabled, install the jumpers on JP4 and JP5 to enable the ones built into the MRB-FCM. <text:s/>If your bus already has biasing resistors, leave these jumpers off. <text:s/>Each segment must only have <text:span text:style-name="T7">one set</text:span> of biasing resistors enabled.</text:p>
      <text:p text:style-name="P17"/>
      <text:h text:style-name="Heading_20_2" text:outline-level="2">Switches</text:h>
      <text:p text:style-name="P17">The MRB-FCM is designed around four soft keys that are defined by the text on the bottom line of the screen. </text:p>
      <text:p text:style-name="P17"/>
      <text:p text:style-name="P17">The FCM comes with four keys on the back, under the spaces where the four key functions will be displayed on the screen, that can be used to operate the device. <text:s/>However, most users will want to place forward-facing buttons under the screen for easy use and wire them into 5-pin header located on the right side of the board (J4). <text:s/>Switches should be momentary, normally open SPST (single pole, single throw) pushbuttons. <text:s/></text:p>
      <text:p text:style-name="P17"/>
      <text:p text:style-name="P17">Each switch should be wired between one of the SWx pins and the COMMON pin. <text:s/>Looking at the display side of the MRB-FCM, SW4 corresponds to the switch on the rightmost switch and SW1 to the leftmost.</text:p>
      <text:p text:style-name="P17"/>
      <text:p text:style-name="P17">A switch kit and a machined faceplate are available from Iowa Scaled Engineering as an accessory kit <text:s/>for the FCM.</text:p>
      <text:p text:style-name="P17"/>
      <text:h text:style-name="Heading_20_2" text:outline-level="2">Initial Configuration</text:h>
      <text:p text:style-name="P17">The MRB-FCM comes from Iowa Scaled preprogrammed with reasonable defaults, so for many users the only initial configuration needed will be the current date and time, as well as fast clock parameters appropriate for your layout. <text:s/>Press the “CONF” button and then follow the screen flows starting at Screen 2.0a to the Real Time and Real Date configuration menus.</text:p>
      <text:p text:style-name="P17"/>
      <text:p text:style-name="P17">Most users will want to start by setting the ratio between fast time and real time. <text:s/>Only you can determine what the proper fast clock ratio is for your layout, but as a suggestion, many operations want to simulate a 24-hour day within a 3-4 hour time period comprising an operating session. <text:s/>To figure out the ratio you want:</text:p>
      <text:p text:style-name="P17"/>
      <text:p text:style-name="P17">Ratio = (Scale Time) / (Real Time)</text:p>
      <text:p text:style-name="P17"/>
      <text:p text:style-name="P17">So, if you want to simulate 10 hours in the space of 3 hours, you'd come up with a ratio of 10/3 or 3.3. <text:s/><text:soft-page-break/>This is then set into the “Fast Ratio” menu screen (see screen 2.7).</text:p>
      <text:p text:style-name="P17"/>
      <text:p text:style-name="P17">Correspondingly, you will need to configure one or more of the three fast clock start times as well, as these are the options selectable when you press the “RST” (reset) key while in fast clock mode. <text:s/>These will most likely be the starting times for your operating sessions.</text:p>
      <text:p text:style-name="P17"/>
      <text:p text:style-name="P17">Finally, if you are connecting to an existing MRBus network, you'll need to make sure that the MRB-FCM's address is unique. <text:s/>To change, use the “Node Address” menu option.</text:p>
      <text:h text:style-name="Heading_20_2" text:outline-level="2">Display Contrast</text:h>
      <text:p text:style-name="P17">The MRB-FCM should be set to an acceptable LCD contrast when built, but if for some reason it ever becomes too dark or too light, use a small screwdriver to gently adjust the potentiometer R17 until the display contrast is back in an acceptable range.</text:p>
      <text:h text:style-name="Heading_20_2" text:outline-level="2">Optional Temperature/Humidity Monitor</text:h>
      <text:p text:style-name="P17">The MRB-FCM can be set up to monitor an MRBW-TH temperature and humidity sensor and display it alternating with the small date/time on the right side of line 3 on the main display. <text:s text:c="3"/>In order to read the sensor, the address of the remote sensor needs to be set in the “TH Address” menu option. <text:s/>Depending on how often the MRBW-TH is set to transmit, the timeout under “TH Timeout” may need to be adjusted so that the MRB-FCM doesn't stop displaying temperature and humidity readings.</text:p>
      <text:h text:style-name="Heading_20_2" text:outline-level="2">Battery Replacement</text:h>
      <text:p text:style-name="P10">If the MRB-FCM loses track of real time when unplugged, the backup battery may have come loose or gone dead. <text:s/>Replace with a new CR1220 3V lithium coin cell.</text:p>
      <text:p text:style-name="P10"/>
      <text:h text:style-name="Heading_20_1" text:outline-level="1">Advanced User Information</text:h>
      <text:h text:style-name="Heading_20_2" text:outline-level="2">Packet Format and Configuration Values</text:h>
      <text:p text:style-name="Standard">For the latest reference to the MRB-FCM's packet formats and configuration EEPROM addresses, please see the Iowa Scaled Engineering website.</text:p>
      <text:h text:style-name="Heading_20_2" text:outline-level="2">Open Design</text:h>
      <text:p text:style-name="P10">Iowa Scaled Engineering is committed to creating open designs that users are free to build, modify, adapt, improve, and share with others. <text:s text:c="2"/>The latest design files are always available from our website:</text:p>
      <text:p text:style-name="P10"><text:a xlink:type="simple" xlink:href="http://www.iascaled.com/store/MRB-FCM"><text:span text:style-name="T4">http://www.iascaled.com/store/MRB-FCM</text:span></text:a></text:p>
      <text:h text:style-name="Heading_20_3" text:outline-level="3"><text:span text:style-name="T3">Hardware</text:span></text:h>
      <text:p text:style-name="P10"><text:span text:style-name="T3">The design of the MRB-FCM hardware is open source hardware, and is made available under the term of the Creative Commons Attribution-Share Alike v3.0 license (a copy of the license is available from <text:s/></text:span><text:a xlink:type="simple" xlink:href="http://creativecommons.org/licenses/by-sa/3.0/"><text:span text:style-name="T4">http://creativecommons.org/licenses/by-sa/3.0/</text:span></text:a><text:span text:style-name="T3"> )</text:span></text:p>
      <text:p text:style-name="P10"><text:span text:style-name="T3"/></text:p>
      <text:h text:style-name="Heading_20_3" text:outline-level="3"><text:span text:style-name="T3">Firmware</text:span></text:h>
      <text:p text:style-name="Standard">The official Iowa Scaled Engineering firmware for the MRB-FCM is free software: you can redistribute it and/or modify it under the terms of the GNU General Public License as published by the <text:soft-page-break/>Free Software Foundation, either version 3 of the License, or (at your option) any later version. <text:s/>A copy of the GNU GPL can be found at <text:span text:style-name="T4">http://www.gnu.org/licenses/gpl.html</text:span></text:p>
      <text:p text:style-name="Standard"/>
      <text:p text:style-name="Standard">New firmware can be flashed into the MRB-FCM through J3, a standard 6-pin Atmel AVR ISP (in-system programming) header. <text:s/></text:p>
      <text:list xml:id="list909141909" text:style-name="L1">
        <text:list-header>
          <text:p text:style-name="P15"/>
        </text:list-header>
      </text:list>
      <text:p text:style-name="P13">Screen 1.0: Main Screen – Real Time Clock Mode</text:p>
      <text:p text:style-name="Standard"><draw:frame draw:style-name="fr2" draw:name="Frame1" text:anchor-type="paragraph" svg:x="0.0071in" svg:y="0.1717in" svg:width="2.9992in" draw:z-index="0"><draw:text-box fo:min-height="1.1228in"><text:p text:style-name="P2"><text:s text:c="16"/>AM</text:p><text:p text:style-name="P2"><text:s text:c="16"/>REAL</text:p><text:p text:style-name="P2">FC:1200A 11 Nov 2012</text:p><text:p text:style-name="P1"><text:span text:style-name="T1">FAST <text:s text:c="11"/>CONF</text:span> </text:p></draw:text-box></draw:frame><draw:frame draw:style-name="fr1" draw:name="Frame25" text:anchor-type="paragraph" svg:x="0.2764in" svg:y="0.2575in" svg:width="1.7799in" draw:z-index="23"><draw:text-box fo:min-height="0.4516in"><text:p text:style-name="P4">12:34</text:p></draw:text-box></draw:frame></text:p>
      <table:table table:name="Table1" table:style-name="Table1">
        <table:table-column table:style-name="Table1.A"/>
        <table:table-column table:style-name="Table1.B"/>
        <table:table-row>
          <table:table-cell table:style-name="Table1.A1" office:value-type="string">
            <text:p text:style-name="Table_20_Contents">Element</text:p>
          </table:table-cell>
          <table:table-cell table:style-name="Table1.B1" office:value-type="string">
            <text:p text:style-name="Table_20_Contents">Description</text:p>
          </table:table-cell>
        </table:table-row>
        <table:table-row>
          <table:table-cell table:style-name="Table1.A2" office:value-type="string">
            <text:p text:style-name="P12">12:34</text:p>
            <text:p text:style-name="P11"/>
          </table:table-cell>
          <table:table-cell table:style-name="Table1.B2" office:value-type="string">
            <text:p text:style-name="Table_20_Contents">The current real time, in hour/minute form. <text:s/>If 24 hour real time is selected, this will display with the leading zero. <text:s/>If 12 hour real time is selected, the leading zero will be suppressed.</text:p>
          </table:table-cell>
        </table:table-row>
        <table:table-row>
          <table:table-cell table:style-name="Table1.A2" office:value-type="string">
            <text:p text:style-name="P9">11 Nov 2012</text:p>
          </table:table-cell>
          <table:table-cell table:style-name="Table1.B2" office:value-type="string">
            <text:p text:style-name="Standard">The current real day, month, and year.</text:p>
          </table:table-cell>
        </table:table-row>
        <table:table-row>
          <table:table-cell table:style-name="Table1.A2" office:value-type="string">
            <text:p text:style-name="P9">FC:1200A</text:p>
          </table:table-cell>
          <table:table-cell table:style-name="Table1.B2" office:value-type="string">
            <text:p text:style-name="Standard">The current state of the fast clock. <text:s/>This will display FC: if the clock will immediately resume counting upon entry into Fast Clock Mode(FCM), and FH: if the clock will go into hold upon entering FCM.</text:p>
          </table:table-cell>
        </table:table-row>
        <table:table-row>
          <table:table-cell table:style-name="Table1.A2" office:value-type="string">
            <text:p text:style-name="P11">AM</text:p>
            <text:p text:style-name="P11"/>
          </table:table-cell>
          <table:table-cell table:style-name="Table1.B2" office:value-type="string">
            <text:p text:style-name="Table_20_Contents">If 24 hour real time is selected, this will show “24”. <text:s/>In 12 hour real time mode, this will show AM or PM as appropriate.</text:p>
          </table:table-cell>
        </table:table-row>
        <table:table-row>
          <table:table-cell table:style-name="Table1.A2" office:value-type="string">
            <text:p text:style-name="P11">REAL</text:p>
          </table:table-cell>
          <table:table-cell table:style-name="Table1.B2" office:value-type="string">
            <text:p text:style-name="Table_20_Contents">An indicator that the clock is currently in Real Time Mode (RTM).</text:p>
          </table:table-cell>
        </table:table-row>
        <table:table-row>
          <table:table-cell table:style-name="Table1.A2" office:value-type="string">
            <text:p text:style-name="P11">FAST</text:p>
          </table:table-cell>
          <table:table-cell table:style-name="Table1.B2" office:value-type="string">
            <text:p text:style-name="Table_20_Contents">Soft key 1 will enter into Fast Clock Mode – see Screen 1.1</text:p>
          </table:table-cell>
        </table:table-row>
        <table:table-row>
          <table:table-cell table:style-name="Table1.A2" office:value-type="string">
            <text:p text:style-name="P11">CONF</text:p>
          </table:table-cell>
          <table:table-cell table:style-name="Table1.B2" office:value-type="string">
            <text:p text:style-name="Table_20_Contents">Soft key 4 will enter the Configuration Menu – see Screen 2.0</text:p>
          </table:table-cell>
        </table:table-row>
      </table:table>
      <text:p text:style-name="Standard"/>
      <text:p text:style-name="P8">Screen 1.1: Main Screen – Fast Clock Mode</text:p>
      <text:p text:style-name="Standard"><draw:frame draw:style-name="fr2" draw:name="Frame2" text:anchor-type="paragraph" svg:x="0.0071in" svg:y="0.1717in" svg:width="2.9992in" draw:z-index="1"><draw:text-box fo:min-height="1.1228in"><text:p text:style-name="P2"><text:s text:c="16"/>AM</text:p><text:p text:style-name="P2"><text:s text:c="16"/>FAST</text:p><text:p text:style-name="P2"><text:s/>12.5:1 <text:s text:c="2"/>12:34:56AM</text:p><text:p text:style-name="P1"><text:span text:style-name="T1">REAL HOLD RST <text:s/>CONF</text:span> </text:p></draw:text-box></draw:frame><draw:frame draw:style-name="fr1" draw:name="Frame26" text:anchor-type="paragraph" svg:x="0.2764in" svg:y="0.2575in" svg:width="1.7799in" draw:z-index="24"><draw:text-box fo:min-height="0.4516in"><text:p text:style-name="P4">12:34</text:p></draw:text-box></draw:frame></text:p>
      <table:table table:name="Table2" table:style-name="Table2">
        <table:table-column table:style-name="Table2.A"/>
        <table:table-column table:style-name="Table2.B"/>
        <table:table-row>
          <table:table-cell table:style-name="Table2.A1" office:value-type="string">
            <text:p text:style-name="Table_20_Contents">Element</text:p>
          </table:table-cell>
          <table:table-cell table:style-name="Table2.B1" office:value-type="string">
            <text:p text:style-name="Table_20_Contents">Description</text:p>
          </table:table-cell>
        </table:table-row>
        <table:table-row>
          <table:table-cell table:style-name="Table2.A2" office:value-type="string">
            <text:p text:style-name="P12">12:34</text:p>
          </table:table-cell>
          <table:table-cell table:style-name="Table2.B2" office:value-type="string">
            <text:p text:style-name="Table_20_Contents">The current fast time, in hour/minute form. <text:s/>If 24 hour fast time is selected, this will display with the leading zero. <text:s/>If 12 hour fast time is selected, the leading zero will be suppressed. <text:s/>In hold mode, the display will show “HOLD”</text:p>
          </table:table-cell>
        </table:table-row>
        <table:table-row>
          <table:table-cell table:style-name="Table2.A2" office:value-type="string">
            <text:p text:style-name="P9">12:34:56AM</text:p>
          </table:table-cell>
          <table:table-cell table:style-name="Table2.B2" office:value-type="string">
            <text:p text:style-name="Standard">The current real time, in hours/minutes/seconds and an AM/PM indicator if the real time clock is set up for 12 hour mode.</text:p>
          </table:table-cell>
        </table:table-row>
        <table:table-row>
          <table:table-cell table:style-name="Table2.A2" office:value-type="string">
            <text:p text:style-name="P9">12.5:1</text:p>
          </table:table-cell>
          <table:table-cell table:style-name="Table2.B2" office:value-type="string">
            <text:p text:style-name="Standard">The current fast time ratio, expressed in units of fast time that will pass during 1 unit of real time. (eg, 12.5 seconds will elapse for every real second in this example.)</text:p>
          </table:table-cell>
        </table:table-row>
        <text:soft-page-break/>
        <table:table-row>
          <table:table-cell table:style-name="Table2.A2" office:value-type="string">
            <text:p text:style-name="P11">REAL</text:p>
          </table:table-cell>
          <table:table-cell table:style-name="Table2.B2" office:value-type="string">
            <text:p text:style-name="Table_20_Contents">Soft key 1 will enter into Real Time Clock Mode – see Screen 1.0</text:p>
          </table:table-cell>
        </table:table-row>
        <table:table-row>
          <table:table-cell table:style-name="Table2.A2" office:value-type="string">
            <text:p text:style-name="P11">HOLD</text:p>
          </table:table-cell>
          <table:table-cell table:style-name="Table2.B2" office:value-type="string">
            <text:p text:style-name="Table_20_Contents">Soft key 2 will toggle between the fast clock time advancing at the programmed ratio and the fast clock being paused - “hold” mode. <text:s/>If the clock is running, it will display “HOLD”, and if the clock is paused, it will display “RUN”, reflecting the mode it will toggle into.</text:p>
          </table:table-cell>
        </table:table-row>
        <table:table-row>
          <table:table-cell table:style-name="Table2.A2" office:value-type="string">
            <text:p text:style-name="P11">RST</text:p>
          </table:table-cell>
          <table:table-cell table:style-name="Table2.B2" office:value-type="string">
            <text:p text:style-name="Table_20_Contents">Soft key 3 will reset the fast clock to the configured start time. <text:s/>See screen 1.2 for the reset confirmation screen, and see screen 2.7 for configuring the fast clock start time.</text:p>
          </table:table-cell>
        </table:table-row>
        <table:table-row>
          <table:table-cell table:style-name="Table2.A2" office:value-type="string">
            <text:p text:style-name="P11">CONF</text:p>
          </table:table-cell>
          <table:table-cell table:style-name="Table2.B2" office:value-type="string">
            <text:p text:style-name="Table_20_Contents">Soft key 4 will enter the Configuration Menu – see screen 2.0a</text:p>
          </table:table-cell>
        </table:table-row>
      </table:table>
      <text:p text:style-name="Standard"/>
      <text:p text:style-name="P8">Screen 1.2: Fast Clock Reset Confirmation</text:p>
      <text:p text:style-name="Standard"><draw:frame draw:style-name="fr2" draw:name="Frame3" text:anchor-type="paragraph" svg:x="0.0071in" svg:y="0.1717in" svg:width="2.9992in" draw:z-index="2"><draw:text-box fo:min-height="1.1228in"><text:p text:style-name="P2"><text:s text:c="3"/>!! CONFIRM !!</text:p><text:p text:style-name="P2"><text:s text:c="2"/>Reset Fast Clock</text:p><text:p text:style-name="P2">to Which Start Time?</text:p><text:p text:style-name="P2">0800 1200 1800 CNCL</text:p></draw:text-box></draw:frame></text:p>
      <table:table table:name="Table3" table:style-name="Table3">
        <table:table-column table:style-name="Table3.A"/>
        <table:table-column table:style-name="Table3.B"/>
        <table:table-row>
          <table:table-cell table:style-name="Table3.A1" office:value-type="string">
            <text:p text:style-name="Table_20_Contents">Element</text:p>
          </table:table-cell>
          <table:table-cell table:style-name="Table3.B1" office:value-type="string">
            <text:p text:style-name="Table_20_Contents">Description</text:p>
          </table:table-cell>
        </table:table-row>
        <table:table-row>
          <table:table-cell table:style-name="Table3.A2" office:value-type="string">
            <text:p text:style-name="P11">0800</text:p>
          </table:table-cell>
          <table:table-cell table:style-name="Table3.B2" office:value-type="string">
            <text:p text:style-name="Table_20_Contents">Soft key 1 will reset the fast clock time to the first configured starting time (see screen 2.7) and return to the Fast Clock Mode main screen (screen 1.1). <text:s/>The time displayed will always be in 24h format so that it fits above the button.</text:p>
          </table:table-cell>
        </table:table-row>
        <table:table-row>
          <table:table-cell table:style-name="Table3.A2" office:value-type="string">
            <text:p text:style-name="P11">1200</text:p>
          </table:table-cell>
          <table:table-cell table:style-name="Table3.B2" office:value-type="string">
            <text:p text:style-name="Table_20_Contents">Soft key 3 will reset the fast clock time to the second configured starting time (see screen 2.7) and return to the Fast Clock Mode main screen (screen 1.1). <text:s/>The time displayed will always be in 24h format so that it fits above the button.</text:p>
          </table:table-cell>
        </table:table-row>
        <table:table-row>
          <table:table-cell table:style-name="Table3.A2" office:value-type="string">
            <text:p text:style-name="P11">1800</text:p>
          </table:table-cell>
          <table:table-cell table:style-name="Table3.B2" office:value-type="string">
            <text:p text:style-name="Table_20_Contents">Soft key 3 will reset the fast clock time to the third configured starting time (see screen 2.7) and return to the Fast Clock Mode main screen (screen 1.1). <text:s/>The time displayed will always be in 24h format so that it fits above the button.</text:p>
          </table:table-cell>
        </table:table-row>
        <table:table-row>
          <table:table-cell table:style-name="Table3.A2" office:value-type="string">
            <text:p text:style-name="P11">CNCL</text:p>
          </table:table-cell>
          <table:table-cell table:style-name="Table3.B2" office:value-type="string">
            <text:p text:style-name="Table_20_Contents">Soft key 4 will return to the Fast Clock Mode main screen (screen 1.1) without affecting the current fast time.</text:p>
          </table:table-cell>
        </table:table-row>
      </table:table>
      <text:p text:style-name="Standard"/>
      <text:p text:style-name="P8"/>
      <text:p text:style-name="P13">Screen 2.0a: Main Configuration Menu Screen 1</text:p>
      <text:p text:style-name="Standard"><draw:frame draw:style-name="fr2" draw:name="Frame4" text:anchor-type="paragraph" svg:x="0.0071in" svg:y="0.1717in" svg:width="2.9992in" draw:z-index="3"><draw:text-box fo:min-height="1.1228in"><text:p text:style-name="P2">&gt; Real 12/24</text:p><text:p text:style-name="P2"><text:s text:c="2"/>Real Time</text:p><text:p text:style-name="P2"><text:s text:c="2"/>Real Date</text:p><text:p text:style-name="P2"><text:s/>UP <text:s/>DOWN SLCT BACK</text:p></draw:text-box></draw:frame></text:p>
      <table:table table:name="Table4" table:style-name="Table4">
        <table:table-column table:style-name="Table4.A"/>
        <table:table-column table:style-name="Table4.B"/>
        <table:table-row>
          <table:table-cell table:style-name="Table4.A1" office:value-type="string">
            <text:p text:style-name="Table_20_Contents">Element</text:p>
          </table:table-cell>
          <table:table-cell table:style-name="Table4.B1" office:value-type="string">
            <text:p text:style-name="Table_20_Contents">Description</text:p>
          </table:table-cell>
        </table:table-row>
        <table:table-row>
          <table:table-cell table:style-name="Table4.A2" office:value-type="string">
            <text:p text:style-name="P11">&gt;</text:p>
          </table:table-cell>
          <table:table-cell table:style-name="Table4.B2" office:value-type="string">
            <text:p text:style-name="Table_20_Contents">A cursor indicating the current menu selection</text:p>
          </table:table-cell>
        </table:table-row>
        <table:table-row>
          <table:table-cell table:style-name="Table4.A2" office:value-type="string">
            <text:p text:style-name="P11">Real 12/24 </text:p>
          </table:table-cell>
          <table:table-cell table:style-name="Table4.B2" office:value-type="string">
            <text:p text:style-name="Table_20_Contents">Configure real time to be in 12 or 24 hour mode – see screen 2.1</text:p>
          </table:table-cell>
        </table:table-row>
        <table:table-row>
          <table:table-cell table:style-name="Table4.A2" office:value-type="string">
            <text:p text:style-name="P11">Real Time</text:p>
          </table:table-cell>
          <table:table-cell table:style-name="Table4.B2" office:value-type="string">
            <text:p text:style-name="Table_20_Contents">Set current real time – see screen 2.2</text:p>
          </table:table-cell>
        </table:table-row>
        <table:table-row>
          <table:table-cell table:style-name="Table4.A2" office:value-type="string">
            <text:p text:style-name="P11">Real Date</text:p>
          </table:table-cell>
          <table:table-cell table:style-name="Table4.B2" office:value-type="string">
            <text:p text:style-name="Table_20_Contents">Set current real date – see screen 2.4</text:p>
          </table:table-cell>
        </table:table-row>
        <table:table-row>
          <table:table-cell table:style-name="Table4.A2" office:value-type="string">
            <text:p text:style-name="P11">UP</text:p>
          </table:table-cell>
          <table:table-cell table:style-name="Table4.B2" office:value-type="string">
            <text:p text:style-name="Table_20_Contents">Soft key 1 – will move the cursor up the menu structure. <text:s/>Soft key will be disabled if at the top of the configuration menu list.</text:p>
          </table:table-cell>
        </table:table-row>
        <table:table-row>
          <table:table-cell table:style-name="Table4.A2" office:value-type="string">
            <text:p text:style-name="P11">DOWN</text:p>
          </table:table-cell>
          <table:table-cell table:style-name="Table4.B2" office:value-type="string">
            <text:p text:style-name="Table_20_Contents">Soft key 2 – will move the cursor down the menu structure. <text:s/>If the cursor is moved past the bottom of the displayed list, the configuration menu will progress to the second configu screen 2.0b.</text:p>
          </table:table-cell>
        </table:table-row>
        <table:table-row>
          <table:table-cell table:style-name="Table4.A2" office:value-type="string">
            <text:p text:style-name="P11">SLCT</text:p>
          </table:table-cell>
          <table:table-cell table:style-name="Table4.B2" office:value-type="string">
            <text:p text:style-name="Table_20_Contents">Soft key 3 – will select the current configuration option.</text:p>
          </table:table-cell>
        </table:table-row>
        <table:table-row>
          <table:table-cell table:style-name="Table4.A2" office:value-type="string">
            <text:p text:style-name="P11">BACK</text:p>
          </table:table-cell>
          <table:table-cell table:style-name="Table4.B2" office:value-type="string">
            <text:p text:style-name="Table_20_Contents">Soft key 4 – will return to the main screen in either real time clock mode (screen 1.0) or fast clock mode (screen 1.1), depending on which was used to enter the configuration menu.</text:p>
          </table:table-cell>
        </table:table-row>
      </table:table>
      <text:p text:style-name="Standard"/>
      <text:p text:style-name="P8">Screen 2.0b: Main Configuration Menu Screen 2</text:p>
      <text:p text:style-name="Standard"><draw:frame draw:style-name="fr2" draw:name="Frame5" text:anchor-type="paragraph" svg:x="0.0071in" svg:y="0.1717in" svg:width="2.9992in" draw:z-index="4"><draw:text-box fo:min-height="1.1228in"><text:p text:style-name="P2">&gt; Fast 12/24</text:p><text:p text:style-name="P2"><text:s text:c="2"/>Fast Ratio</text:p><text:p text:style-name="P2"><text:s text:c="2"/>Fast Start Hold</text:p><text:p text:style-name="P2"><text:s/>UP <text:s/>DOWN SLCT BACK</text:p></draw:text-box></draw:frame></text:p>
      <table:table table:name="Table5" table:style-name="Table5">
        <table:table-column table:style-name="Table5.A"/>
        <table:table-column table:style-name="Table5.B"/>
        <table:table-row>
          <table:table-cell table:style-name="Table5.A1" office:value-type="string">
            <text:p text:style-name="Table_20_Contents">Element</text:p>
          </table:table-cell>
          <table:table-cell table:style-name="Table5.B1" office:value-type="string">
            <text:p text:style-name="Table_20_Contents">Description</text:p>
          </table:table-cell>
        </table:table-row>
        <table:table-row>
          <table:table-cell table:style-name="Table5.A2" office:value-type="string">
            <text:p text:style-name="P11">&gt;</text:p>
          </table:table-cell>
          <table:table-cell table:style-name="Table5.B2" office:value-type="string">
            <text:p text:style-name="Table_20_Contents">A cursor indicating the current menu selection</text:p>
          </table:table-cell>
        </table:table-row>
        <table:table-row>
          <table:table-cell table:style-name="Table5.A2" office:value-type="string">
            <text:p text:style-name="P11">Fast 12/24 </text:p>
          </table:table-cell>
          <table:table-cell table:style-name="Table5.B2" office:value-type="string">
            <text:p text:style-name="Table_20_Contents">Configure fast time to be in 12 or 24 hour mode – see screen 2.6</text:p>
          </table:table-cell>
        </table:table-row>
        <table:table-row>
          <table:table-cell table:style-name="Table5.A2" office:value-type="string">
            <text:p text:style-name="P11">Fast Ratio</text:p>
          </table:table-cell>
          <table:table-cell table:style-name="Table5.B2" office:value-type="string">
            <text:p text:style-name="Table_20_Contents">Set fast clock ratio of fast time to real elapsed time – see screen 2.7</text:p>
          </table:table-cell>
        </table:table-row>
        <table:table-row>
          <table:table-cell table:style-name="Table5.A2" office:value-type="string">
            <text:p text:style-name="P11">Fast Start Hold</text:p>
          </table:table-cell>
          <table:table-cell table:style-name="Table5.B2" office:value-type="string">
            <text:p text:style-name="Table_20_Contents">Configure if the fast clock will always be set to “hold” when fast clock mode is entered – see screen 2.11</text:p>
          </table:table-cell>
        </table:table-row>
        <table:table-row>
          <table:table-cell table:style-name="Table5.A2" office:value-type="string">
            <text:p text:style-name="P11">UP</text:p>
          </table:table-cell>
          <table:table-cell table:style-name="Table5.B2" office:value-type="string">
            <text:p text:style-name="Table_20_Contents">Soft key 1 – will move the cursor up the menu structure. <text:s/>If the cursor is moved up beyond the top of the list, it will go back to configuration screen 2.0a.</text:p>
          </table:table-cell>
        </table:table-row>
        <text:soft-page-break/>
        <table:table-row>
          <table:table-cell table:style-name="Table5.A2" office:value-type="string">
            <text:p text:style-name="P11">DOWN</text:p>
          </table:table-cell>
          <table:table-cell table:style-name="Table5.B2" office:value-type="string">
            <text:p text:style-name="Table_20_Contents">Soft key 2 – will move the cursor down the menu structure. <text:s/>If it passes the bottom of the displayed list, the configuration menu will progress to screen 2.0c.</text:p>
          </table:table-cell>
        </table:table-row>
        <table:table-row>
          <table:table-cell table:style-name="Table5.A2" office:value-type="string">
            <text:p text:style-name="P11">SLCT</text:p>
          </table:table-cell>
          <table:table-cell table:style-name="Table5.B2" office:value-type="string">
            <text:p text:style-name="Table_20_Contents">Soft key 3 – will select the current configuration option.</text:p>
          </table:table-cell>
        </table:table-row>
        <table:table-row>
          <table:table-cell table:style-name="Table5.A2" office:value-type="string">
            <text:p text:style-name="P11">BACK</text:p>
          </table:table-cell>
          <table:table-cell table:style-name="Table5.B2" office:value-type="string">
            <text:p text:style-name="Table_20_Contents">Soft key 4 – will return to the main screen in either real time clock mode (screen 1.0) or fast clock mode (screen 1.1), depending on which was used to enter the configuration menu.</text:p>
          </table:table-cell>
        </table:table-row>
      </table:table>
      <text:p text:style-name="Standard"/>
      <text:p text:style-name="P8">Screen 2.0c: Main Configuration Menu Screen 3</text:p>
      <text:p text:style-name="Standard"><draw:frame draw:style-name="fr2" draw:name="Frame6" text:anchor-type="paragraph" svg:x="0.0071in" svg:y="0.1717in" svg:width="2.9992in" draw:z-index="5"><draw:text-box fo:min-height="1.1228in"><text:p text:style-name="P2">&gt; Fast Start Time 1</text:p><text:p text:style-name="P2"><text:s text:c="2"/>Fast Start Time 2</text:p><text:p text:style-name="P2"><text:s text:c="2"/>Fast Start Time 3</text:p><text:p text:style-name="P2"><text:s/>UP <text:s/>DOWN SLCT BACK</text:p></draw:text-box></draw:frame></text:p>
      <table:table table:name="Table6" table:style-name="Table6">
        <table:table-column table:style-name="Table6.A"/>
        <table:table-column table:style-name="Table6.B"/>
        <table:table-row>
          <table:table-cell table:style-name="Table6.A1" office:value-type="string">
            <text:p text:style-name="Table_20_Contents">Element</text:p>
          </table:table-cell>
          <table:table-cell table:style-name="Table6.B1" office:value-type="string">
            <text:p text:style-name="Table_20_Contents">Description</text:p>
          </table:table-cell>
        </table:table-row>
        <table:table-row>
          <table:table-cell table:style-name="Table6.A2" office:value-type="string">
            <text:p text:style-name="P11">&gt;</text:p>
          </table:table-cell>
          <table:table-cell table:style-name="Table6.B2" office:value-type="string">
            <text:p text:style-name="Table_20_Contents">A cursor indicating the current menu selection</text:p>
          </table:table-cell>
        </table:table-row>
        <table:table-row>
          <table:table-cell table:style-name="Table6.A2" office:value-type="string">
            <text:p text:style-name="P11">Fast Start Time 1 </text:p>
          </table:table-cell>
          <table:table-cell table:style-name="Table6.B2" office:value-type="string">
            <text:p text:style-name="Table_20_Contents">Set the first start time at which the fast clock can be reset to – typically whatever <text:s/>hour/minute of the fast day your operating session will start on. <text:s/>Fast Start Time 1 is what the clock will default to using when first powered up. <text:s/>See screen 2.9 for time setup. <text:s/>Will appear on soft key 1 when a reset is requested (screen 1.2). </text:p>
          </table:table-cell>
        </table:table-row>
        <table:table-row>
          <table:table-cell table:style-name="Table6.A2" office:value-type="string">
            <text:p text:style-name="P11">Fast Start Time 2</text:p>
          </table:table-cell>
          <table:table-cell table:style-name="Table6.B2" office:value-type="string">
            <text:p text:style-name="Table_20_Contents">Set the second start time at which the fast clock can be reset to – typically whatever <text:s/>hour/minute of the fast day your operating session will start on. <text:s/>See screen 2.9 for time setup. <text:s/>Will appear on soft key 2 when a reset is requested (screen 1.2). <text:s/></text:p>
          </table:table-cell>
        </table:table-row>
        <table:table-row>
          <table:table-cell table:style-name="Table6.A2" office:value-type="string">
            <text:p text:style-name="P11">Fast Start Time 3</text:p>
          </table:table-cell>
          <table:table-cell table:style-name="Table6.B2" office:value-type="string">
            <text:p text:style-name="Table_20_Contents">Set the third start time at which the fast clock can be reset to – typically whatever <text:s/>hour/minute of the fast day your operating session will start on. <text:s/>See screen 2.9 for time setup. <text:s/>Will appear on soft key 3 when a reset is requested (screen 1.2). <text:s/></text:p>
          </table:table-cell>
        </table:table-row>
        <table:table-row>
          <table:table-cell table:style-name="Table6.A2" office:value-type="string">
            <text:p text:style-name="P11">UP</text:p>
          </table:table-cell>
          <table:table-cell table:style-name="Table6.B2" office:value-type="string">
            <text:p text:style-name="Table_20_Contents">Soft key 1 – will move the cursor up the menu structure. <text:s/>If the cursor is moved up beyond the top of the list, it will go back to configuration screen 2.0b.</text:p>
          </table:table-cell>
        </table:table-row>
        <table:table-row>
          <table:table-cell table:style-name="Table6.A2" office:value-type="string">
            <text:p text:style-name="P11">DOWN</text:p>
          </table:table-cell>
          <table:table-cell table:style-name="Table6.B2" office:value-type="string">
            <text:p text:style-name="Table_20_Contents">Soft key 2 – will move the cursor down the menu structure. <text:s/>If it passes the bottom of the displayed list, the configuration menu will progress to screen 2.0d.</text:p>
          </table:table-cell>
        </table:table-row>
        <table:table-row>
          <table:table-cell table:style-name="Table6.A2" office:value-type="string">
            <text:p text:style-name="P11">SLCT</text:p>
          </table:table-cell>
          <table:table-cell table:style-name="Table6.B2" office:value-type="string">
            <text:p text:style-name="Table_20_Contents">Soft key 3 – will select the current configuration option.</text:p>
          </table:table-cell>
        </table:table-row>
        <table:table-row>
          <table:table-cell table:style-name="Table6.A2" office:value-type="string">
            <text:p text:style-name="P11">BACK</text:p>
          </table:table-cell>
          <table:table-cell table:style-name="Table6.B2" office:value-type="string">
            <text:p text:style-name="Table_20_Contents">Soft key 4 – will return to the main screen in either real time clock mode (screen 1.0) or fast clock mode (screen 1.1), depending on which was used to enter the configuration menu.</text:p>
          </table:table-cell>
        </table:table-row>
      </table:table>
      <text:p text:style-name="Standard"/>
      <text:p text:style-name="P8"><text:soft-page-break/>Screen 2.0d: Main Configuration Menu Screen 4</text:p>
      <text:p text:style-name="Standard"><draw:frame draw:style-name="fr2" draw:name="Frame7" text:anchor-type="paragraph" svg:x="0.0071in" svg:y="0.1717in" svg:width="2.9992in" draw:z-index="6"><draw:text-box fo:min-height="1.1228in"><text:p text:style-name="P2">&gt; Time Pkt Interval</text:p><text:p text:style-name="P2"><text:s text:c="2"/>Node Address</text:p><text:p text:style-name="P2"><text:s text:c="2"/>TH Address</text:p><text:p text:style-name="P2"><text:s/>UP <text:s/>DOWN SLCT BACK</text:p></draw:text-box></draw:frame></text:p>
      <table:table table:name="Table7" table:style-name="Table7">
        <table:table-column table:style-name="Table7.A"/>
        <table:table-column table:style-name="Table7.B"/>
        <table:table-row>
          <table:table-cell table:style-name="Table7.A1" office:value-type="string">
            <text:p text:style-name="Table_20_Contents">Element</text:p>
          </table:table-cell>
          <table:table-cell table:style-name="Table7.B1" office:value-type="string">
            <text:p text:style-name="Table_20_Contents">Description</text:p>
          </table:table-cell>
        </table:table-row>
        <table:table-row>
          <table:table-cell table:style-name="Table7.A2" office:value-type="string">
            <text:p text:style-name="P11">&gt;</text:p>
          </table:table-cell>
          <table:table-cell table:style-name="Table7.B2" office:value-type="string">
            <text:p text:style-name="Table_20_Contents">A cursor indicating the current menu selection</text:p>
          </table:table-cell>
        </table:table-row>
        <table:table-row>
          <table:table-cell table:style-name="Table7.A2" office:value-type="string">
            <text:p text:style-name="P11">Time Pkt Interval</text:p>
          </table:table-cell>
          <table:table-cell table:style-name="Table7.B2" office:value-type="string">
            <text:p text:style-name="Table_20_Contents">Configure how often the master clock will send synchronization packets to slave clocks. <text:s/>See screen 2.12</text:p>
          </table:table-cell>
        </table:table-row>
        <table:table-row>
          <table:table-cell table:style-name="Table7.A2" office:value-type="string">
            <text:p text:style-name="P11">Node Address</text:p>
          </table:table-cell>
          <table:table-cell table:style-name="Table7.B2" office:value-type="string">
            <text:p text:style-name="Table_20_Contents">Configure the MRBus address of the fast clock master. <text:s/>See screen 2.14</text:p>
          </table:table-cell>
        </table:table-row>
        <table:table-row>
          <table:table-cell table:style-name="Table7.A2" office:value-type="string">
            <text:p text:style-name="P11">TH Address</text:p>
          </table:table-cell>
          <table:table-cell table:style-name="Table7.B2" office:value-type="string">
            <text:p text:style-name="Table_20_Contents">Configure the address of a MRBW-TH temperature/humidity sensor. <text:s/>See screen 2.17</text:p>
          </table:table-cell>
        </table:table-row>
        <table:table-row>
          <table:table-cell table:style-name="Table7.A2" office:value-type="string">
            <text:p text:style-name="P11">UP</text:p>
          </table:table-cell>
          <table:table-cell table:style-name="Table7.B2" office:value-type="string">
            <text:p text:style-name="Table_20_Contents">Soft key 1 – will move the cursor up the menu structure. <text:s/>If the cursor is moved up beyond the top of the list, it will go back to configuration screen 2.0c.</text:p>
          </table:table-cell>
        </table:table-row>
        <table:table-row>
          <table:table-cell table:style-name="Table7.A2" office:value-type="string">
            <text:p text:style-name="P11">DOWN</text:p>
          </table:table-cell>
          <table:table-cell table:style-name="Table7.B2" office:value-type="string">
            <text:p text:style-name="Table_20_Contents">Soft key 2 – will move the cursor down the menu structure. <text:s/>If on the last item, the soft key will be disabled.</text:p>
          </table:table-cell>
        </table:table-row>
        <table:table-row>
          <table:table-cell table:style-name="Table7.A2" office:value-type="string">
            <text:p text:style-name="P11">SLCT</text:p>
          </table:table-cell>
          <table:table-cell table:style-name="Table7.B2" office:value-type="string">
            <text:p text:style-name="Table_20_Contents">Soft key 3 – will select the current configuration option.</text:p>
          </table:table-cell>
        </table:table-row>
        <table:table-row>
          <table:table-cell table:style-name="Table7.A2" office:value-type="string">
            <text:p text:style-name="P11">BACK</text:p>
          </table:table-cell>
          <table:table-cell table:style-name="Table7.B2" office:value-type="string">
            <text:p text:style-name="Table_20_Contents">Soft key 4 – will return to the main screen in either real time clock mode (screen 1.0) or fast clock mode (screen 1.1), depending on which was used to enter the configuration menu.</text:p>
          </table:table-cell>
        </table:table-row>
      </table:table>
      <text:p text:style-name="Standard"/>
      <text:p text:style-name="P8">Screen 2.0e: Main Configuration Menu Screen 5</text:p>
      <text:p text:style-name="Standard"><draw:frame draw:style-name="fr2" draw:name="Frame27" text:anchor-type="paragraph" svg:x="0.0071in" svg:y="0.1717in" svg:width="2.9992in" draw:z-index="27"><draw:text-box fo:min-height="1.1228in"><text:p text:style-name="P2">&gt; TH Timeout</text:p><text:p text:style-name="P2"><text:s text:c="2"/>Temperature Units</text:p><text:p text:style-name="P2"><text:s text:c="2"/>Diagnostics</text:p><text:p text:style-name="P2"><text:s/>UP <text:s/>DOWN SLCT BACK</text:p></draw:text-box></draw:frame></text:p>
      <table:table table:name="Table14" table:style-name="Table14">
        <table:table-column table:style-name="Table14.A"/>
        <table:table-column table:style-name="Table14.B"/>
        <table:table-row>
          <table:table-cell table:style-name="Table14.A1" office:value-type="string">
            <text:p text:style-name="Table_20_Contents">Element</text:p>
          </table:table-cell>
          <table:table-cell table:style-name="Table14.B1" office:value-type="string">
            <text:p text:style-name="Table_20_Contents">Description</text:p>
          </table:table-cell>
        </table:table-row>
        <table:table-row>
          <table:table-cell table:style-name="Table14.A2" office:value-type="string">
            <text:p text:style-name="P11">&gt;</text:p>
          </table:table-cell>
          <table:table-cell table:style-name="Table14.B2" office:value-type="string">
            <text:p text:style-name="Table_20_Contents">A cursor indicating the current menu selection</text:p>
          </table:table-cell>
        </table:table-row>
        <table:table-row>
          <table:table-cell table:style-name="Table14.A2" office:value-type="string">
            <text:p text:style-name="P11">TH Timeout</text:p>
          </table:table-cell>
          <table:table-cell table:style-name="Table14.B2" office:value-type="string">
            <text:p text:style-name="Table_20_Contents">Configure the maximum time between two MRBW-TH packets before the sensor is considered to have “timed out”. <text:s/>See screen 2.19</text:p>
          </table:table-cell>
        </table:table-row>
        <table:table-row>
          <table:table-cell table:style-name="Table14.A2" office:value-type="string">
            <text:p text:style-name="P11">Temperature Units</text:p>
          </table:table-cell>
          <table:table-cell table:style-name="Table14.B2" office:value-type="string">
            <text:p text:style-name="Table_20_Contents">Configure which unit s (degrees Fahrenheit or Celsius) that temperatures from an MRBW-TH will be displayed in. <text:s/>See screen 2.21</text:p>
          </table:table-cell>
        </table:table-row>
        <table:table-row>
          <table:table-cell table:style-name="Table14.A2" office:value-type="string">
            <text:p text:style-name="P11">Diagnostics</text:p>
          </table:table-cell>
          <table:table-cell table:style-name="Table14.B2" office:value-type="string">
            <text:p text:style-name="Table_20_Contents">View diagnostic information about the fast clock master node – see screen <text:soft-page-break/>2.16.</text:p>
          </table:table-cell>
        </table:table-row>
        <table:table-row>
          <table:table-cell table:style-name="Table14.A2" office:value-type="string">
            <text:p text:style-name="P11">UP</text:p>
          </table:table-cell>
          <table:table-cell table:style-name="Table14.B2" office:value-type="string">
            <text:p text:style-name="Table_20_Contents">Soft key 1 – will move the cursor up the menu structure. <text:s/>If the cursor is moved up beyond the top of the list, it will go back to configuration screen 2.0c.</text:p>
          </table:table-cell>
        </table:table-row>
        <table:table-row>
          <table:table-cell table:style-name="Table14.A2" office:value-type="string">
            <text:p text:style-name="P11">DOWN</text:p>
          </table:table-cell>
          <table:table-cell table:style-name="Table14.B2" office:value-type="string">
            <text:p text:style-name="Table_20_Contents">Soft key 2 – will move the cursor down the menu structure. <text:s/>If on the last item, the soft key will be disabled.</text:p>
          </table:table-cell>
        </table:table-row>
        <table:table-row>
          <table:table-cell table:style-name="Table14.A2" office:value-type="string">
            <text:p text:style-name="P11">SLCT</text:p>
          </table:table-cell>
          <table:table-cell table:style-name="Table14.B2" office:value-type="string">
            <text:p text:style-name="Table_20_Contents">Soft key 3 – will select the current configuration option.</text:p>
          </table:table-cell>
        </table:table-row>
        <table:table-row>
          <table:table-cell table:style-name="Table14.A2" office:value-type="string">
            <text:p text:style-name="P11">BACK</text:p>
          </table:table-cell>
          <table:table-cell table:style-name="Table14.B2" office:value-type="string">
            <text:p text:style-name="Table_20_Contents">Soft key 4 – will return to the main screen in either real time clock mode (screen 1.0) or fast clock mode (screen 1.1), depending on which was used to enter the configuration menu.</text:p>
          </table:table-cell>
        </table:table-row>
      </table:table>
      <text:p text:style-name="Standard"/>
      <text:p text:style-name="P8"/>
      <text:p text:style-name="P13">Screen 2.1: Real Time 12/24h Configuration Screen</text:p>
      <text:p text:style-name="Standard"><draw:frame draw:style-name="fr2" draw:name="Frame8" text:anchor-type="paragraph" svg:x="0.0071in" svg:y="0.1717in" svg:width="2.9992in" draw:z-index="7"><draw:text-box fo:min-height="1.1228in"><text:p text:style-name="P2">Real Time 12/24H:</text:p><text:p text:style-name="P2">[*] 12H (AM/PM)</text:p><text:p text:style-name="P2">[ ] 24H (0000h)</text:p><text:p text:style-name="P2">12hr 24hr SAVE CNCL <text:s text:c="6"/></text:p></draw:text-box></draw:frame></text:p>
      <table:table table:name="Table8" table:style-name="Table8">
        <table:table-column table:style-name="Table8.A"/>
        <table:table-column table:style-name="Table8.B"/>
        <table:table-row>
          <table:table-cell table:style-name="Table8.A1" office:value-type="string">
            <text:p text:style-name="Table_20_Contents">Element</text:p>
          </table:table-cell>
          <table:table-cell table:style-name="Table8.B1" office:value-type="string">
            <text:p text:style-name="Table_20_Contents">Description</text:p>
          </table:table-cell>
        </table:table-row>
        <table:table-row>
          <table:table-cell table:style-name="Table8.A2" office:value-type="string">
            <text:p text:style-name="P11">*</text:p>
          </table:table-cell>
          <table:table-cell table:style-name="Table8.B2" office:value-type="string">
            <text:p text:style-name="Table_20_Contents">A cursor indicating the current selection</text:p>
          </table:table-cell>
        </table:table-row>
        <table:table-row>
          <table:table-cell table:style-name="Table8.A2" office:value-type="string">
            <text:p text:style-name="P11">12H (AM/PM)</text:p>
          </table:table-cell>
          <table:table-cell table:style-name="Table8.B2" office:value-type="string">
            <text:p text:style-name="Table_20_Contents">Configure real time to be displayed in 12 hour, AM/PM time.</text:p>
          </table:table-cell>
        </table:table-row>
        <table:table-row>
          <table:table-cell table:style-name="Table8.A2" office:value-type="string">
            <text:p text:style-name="P11">24H (0000h)</text:p>
          </table:table-cell>
          <table:table-cell table:style-name="Table8.B2" office:value-type="string">
            <text:p text:style-name="Table_20_Contents">Configure real time to be displayed in 24 hour time.</text:p>
          </table:table-cell>
        </table:table-row>
        <table:table-row>
          <table:table-cell table:style-name="Table8.A2" office:value-type="string">
            <text:p text:style-name="P11">12hr</text:p>
          </table:table-cell>
          <table:table-cell table:style-name="Table8.B2" office:value-type="string">
            <text:p text:style-name="Table_20_Contents">Soft key 1 – selects 12 hour time.</text:p>
          </table:table-cell>
        </table:table-row>
        <table:table-row>
          <table:table-cell table:style-name="Table8.A2" office:value-type="string">
            <text:p text:style-name="P11">24hr</text:p>
          </table:table-cell>
          <table:table-cell table:style-name="Table8.B2" office:value-type="string">
            <text:p text:style-name="Table_20_Contents">Soft key 2 – selects 24 hour time.</text:p>
          </table:table-cell>
        </table:table-row>
        <table:table-row>
          <table:table-cell table:style-name="Table8.A2" office:value-type="string">
            <text:p text:style-name="P11">SAVE</text:p>
          </table:table-cell>
          <table:table-cell table:style-name="Table8.B2" office:value-type="string">
            <text:p text:style-name="Table_20_Contents">Soft key 3 – saves real time format selection and returns to configuration screen 2.0a.</text:p>
          </table:table-cell>
        </table:table-row>
        <table:table-row>
          <table:table-cell table:style-name="Table8.A2" office:value-type="string">
            <text:p text:style-name="P11">CNCL</text:p>
          </table:table-cell>
          <table:table-cell table:style-name="Table8.B2" office:value-type="string">
            <text:p text:style-name="Table_20_Contents">Soft key 4 – returns to configuration screen 2.0a without saving real time format change.</text:p>
          </table:table-cell>
        </table:table-row>
      </table:table>
      <text:p text:style-name="Standard"/>
      <text:p text:style-name="P8">Screen 2.2: Real Time Set Screen</text:p>
      <text:p text:style-name="Standard"><draw:frame draw:style-name="fr2" draw:name="Frame9" text:anchor-type="paragraph" svg:x="0.0071in" svg:y="0.1717in" svg:width="2.9992in" draw:z-index="8"><draw:text-box fo:min-height="1.1228in"><text:p text:style-name="P2">Current Real Time:</text:p><text:p text:style-name="P2">12:34:56 AM</text:p><text:p text:style-name="P2">^^</text:p><text:p text:style-name="P2"><text:s/>++ <text:s text:c="2"/>-- <text:s text:c="2"/>&gt;&gt; <text:s text:c="2"/>GO <text:s text:c="6"/></text:p></draw:text-box></draw:frame></text:p>
      <table:table table:name="Table9" table:style-name="Table9">
        <table:table-column table:style-name="Table9.A"/>
        <table:table-column table:style-name="Table9.B"/>
        <table:table-row>
          <table:table-cell table:style-name="Table9.A1" office:value-type="string">
            <text:p text:style-name="Table_20_Contents">Element</text:p>
          </table:table-cell>
          <table:table-cell table:style-name="Table9.B1" office:value-type="string">
            <text:p text:style-name="Table_20_Contents">Description</text:p>
          </table:table-cell>
        </table:table-row>
        <table:table-row>
          <table:table-cell table:style-name="Table9.A2" office:value-type="string">
            <text:p text:style-name="P11">12:34:56 </text:p>
          </table:table-cell>
          <table:table-cell table:style-name="Table9.B2" office:value-type="string">
            <text:p text:style-name="Table_20_Contents">The current real time, displayed as 12 or 24 hour time as selected in screen 2.1. <text:s/>(In 24h time, the AM/PM indicator will not display. <text:s/>In 12h mode, AM/PM cannot be directly adjusted, but advancing the hours over midnight or noon will cause the transition.)</text:p>
          </table:table-cell>
        </table:table-row>
        <table:table-row>
          <table:table-cell table:style-name="Table9.A2" office:value-type="string">
            <text:p text:style-name="P11">^^</text:p>
          </table:table-cell>
          <table:table-cell table:style-name="Table9.B2" office:value-type="string">
            <text:p text:style-name="Table_20_Contents">A cursor indicating which part of real time is subject to adjustment by soft keys 1 and 2.</text:p>
          </table:table-cell>
        </table:table-row>
        <table:table-row>
          <table:table-cell table:style-name="Table9.A2" office:value-type="string">
            <text:p text:style-name="P11">++</text:p>
          </table:table-cell>
          <table:table-cell table:style-name="Table9.B2" office:value-type="string">
            <text:p text:style-name="Table_20_Contents">Soft key 1 – increments the currently selected part of the time.</text:p>
          </table:table-cell>
        </table:table-row>
        <table:table-row>
          <table:table-cell table:style-name="Table9.A2" office:value-type="string">
            <text:p text:style-name="P11">--</text:p>
          </table:table-cell>
          <table:table-cell table:style-name="Table9.B2" office:value-type="string">
            <text:p text:style-name="Table_20_Contents">Soft key 2 – decrements the currently selected part of the time.</text:p>
          </table:table-cell>
        </table:table-row>
        <table:table-row>
          <table:table-cell table:style-name="Table9.A2" office:value-type="string">
            <text:p text:style-name="P11">&gt;&gt;</text:p>
          </table:table-cell>
          <table:table-cell table:style-name="Table9.B2" office:value-type="string">
            <text:p text:style-name="Table_20_Contents">Soft key 3 – moves the cursor to the next component of time to the right (hours move to minutes move to seconds, which then wraps around to hours)</text:p>
          </table:table-cell>
        </table:table-row>
        <table:table-row>
          <table:table-cell table:style-name="Table9.A2" office:value-type="string">
            <text:p text:style-name="P11">GO</text:p>
          </table:table-cell>
          <table:table-cell table:style-name="Table9.B2" office:value-type="string">
            <text:p text:style-name="Table_20_Contents">Soft key 4 – advances to screen 2.3 which confirms the time being set.</text:p>
          </table:table-cell>
        </table:table-row>
      </table:table>
      <text:p text:style-name="Standard"/>
      <text:p text:style-name="P8"><text:soft-page-break/>Screen 2.3: Real Time Set Confirmation Screen</text:p>
      <text:p text:style-name="Standard"><draw:frame draw:style-name="fr2" draw:name="Frame10" text:anchor-type="paragraph" svg:x="0.0071in" svg:y="0.1717in" svg:width="2.9992in" draw:z-index="9"><draw:text-box fo:min-height="1.1228in"><text:p text:style-name="P2">Current Real Time:</text:p><text:p text:style-name="P2">12:34:56 AM</text:p><text:p text:style-name="P2"/><text:p text:style-name="P2">BACK <text:s text:c="5"/>SAVE CNCL <text:s text:c="6"/></text:p></draw:text-box></draw:frame></text:p>
      <table:table table:name="Table10" table:style-name="Table10">
        <table:table-column table:style-name="Table10.A"/>
        <table:table-column table:style-name="Table10.B"/>
        <table:table-row>
          <table:table-cell table:style-name="Table10.A1" office:value-type="string">
            <text:p text:style-name="Table_20_Contents">Element</text:p>
          </table:table-cell>
          <table:table-cell table:style-name="Table10.B1" office:value-type="string">
            <text:p text:style-name="Table_20_Contents">Description</text:p>
          </table:table-cell>
        </table:table-row>
        <table:table-row>
          <table:table-cell table:style-name="Table10.A2" office:value-type="string">
            <text:p text:style-name="P11">12:34:56 </text:p>
          </table:table-cell>
          <table:table-cell table:style-name="Table10.B2" office:value-type="string">
            <text:p text:style-name="Table_20_Contents">The current real time to be set as configured in screen 2.2, displayed as 12 or 24 hour time as selected in screen 2.1. <text:s/>(In 24h time, the AM/PM indicator will not display.) <text:s/></text:p>
          </table:table-cell>
        </table:table-row>
        <table:table-row>
          <table:table-cell table:style-name="Table10.A2" office:value-type="string">
            <text:p text:style-name="P11">BACK</text:p>
          </table:table-cell>
          <table:table-cell table:style-name="Table10.B2" office:value-type="string">
            <text:p text:style-name="Table_20_Contents">Soft key 1 – returns to screen 2.2, so that the real time to be set can be changed.</text:p>
          </table:table-cell>
        </table:table-row>
        <table:table-row>
          <table:table-cell table:style-name="Table10.A2" office:value-type="string">
            <text:p text:style-name="P11">SAVE</text:p>
          </table:table-cell>
          <table:table-cell table:style-name="Table10.B2" office:value-type="string">
            <text:p text:style-name="Table_20_Contents">Soft key 3 – saves the displayed real time to the internal real time clock. <text:s/></text:p>
          </table:table-cell>
        </table:table-row>
        <table:table-row>
          <table:table-cell table:style-name="Table10.A2" office:value-type="string">
            <text:p text:style-name="P11">CNCL</text:p>
          </table:table-cell>
          <table:table-cell table:style-name="Table10.B2" office:value-type="string">
            <text:p text:style-name="Table_20_Contents">Soft key 4 – cancels changing the real time and returns to the main configuration menu (screen 2.0a).</text:p>
          </table:table-cell>
        </table:table-row>
      </table:table>
      <text:p text:style-name="Standard"/>
      <text:p text:style-name="P8">Screen 2.4: Real Date Configuration Screen</text:p>
      <text:p text:style-name="Standard"><draw:frame draw:style-name="fr2" draw:name="Frame11" text:anchor-type="paragraph" svg:x="0.0071in" svg:y="0.1717in" svg:width="2.9992in" draw:z-index="10"><draw:text-box fo:min-height="1.1228in"><text:p text:style-name="P2">Current Real Date:</text:p><text:p text:style-name="P2">11 Nov 2012</text:p><text:p text:style-name="P2">^^</text:p><text:p text:style-name="P2"><text:s/>++ <text:s text:c="2"/>-- <text:s text:c="2"/>&gt;&gt; <text:s text:c="2"/>GO <text:s text:c="6"/></text:p></draw:text-box></draw:frame></text:p>
      <table:table table:name="Table11" table:style-name="Table11">
        <table:table-column table:style-name="Table11.A"/>
        <table:table-column table:style-name="Table11.B"/>
        <table:table-row>
          <table:table-cell table:style-name="Table11.A1" office:value-type="string">
            <text:p text:style-name="Table_20_Contents">Element</text:p>
          </table:table-cell>
          <table:table-cell table:style-name="Table11.B1" office:value-type="string">
            <text:p text:style-name="Table_20_Contents">Description</text:p>
          </table:table-cell>
        </table:table-row>
        <table:table-row>
          <table:table-cell table:style-name="Table11.A2" office:value-type="string">
            <text:p text:style-name="P11">^^</text:p>
          </table:table-cell>
          <table:table-cell table:style-name="Table11.B2" office:value-type="string">
            <text:p text:style-name="Table_20_Contents">A cursor indicating which part of real time clock date is subject to adjustment by soft keys 1 and 2.</text:p>
          </table:table-cell>
        </table:table-row>
        <table:table-row>
          <table:table-cell table:style-name="Table11.A2" office:value-type="string">
            <text:p text:style-name="P11">11 Nov 2012</text:p>
          </table:table-cell>
          <table:table-cell table:style-name="Table11.B2" office:value-type="string">
            <text:p text:style-name="Table_20_Contents">The current real date</text:p>
          </table:table-cell>
        </table:table-row>
        <table:table-row>
          <table:table-cell table:style-name="Table11.A2" office:value-type="string">
            <text:p text:style-name="P11">++</text:p>
          </table:table-cell>
          <table:table-cell table:style-name="Table11.B2" office:value-type="string">
            <text:p text:style-name="Table_20_Contents">Soft key 1 – increments the currently selected part of the date.</text:p>
          </table:table-cell>
        </table:table-row>
        <table:table-row>
          <table:table-cell table:style-name="Table11.A2" office:value-type="string">
            <text:p text:style-name="P11">--</text:p>
          </table:table-cell>
          <table:table-cell table:style-name="Table11.B2" office:value-type="string">
            <text:p text:style-name="Table_20_Contents">Soft key 2 – decrements the currently selected part of the date.</text:p>
          </table:table-cell>
        </table:table-row>
        <table:table-row>
          <table:table-cell table:style-name="Table11.A2" office:value-type="string">
            <text:p text:style-name="P11">&gt;&gt;</text:p>
          </table:table-cell>
          <table:table-cell table:style-name="Table11.B2" office:value-type="string">
            <text:p text:style-name="Table_20_Contents">Soft key 3 – moves the cursor to the next component of date to the right (day moves to month moves to year, which then wraps around to day)</text:p>
          </table:table-cell>
        </table:table-row>
        <table:table-row>
          <table:table-cell table:style-name="Table11.A2" office:value-type="string">
            <text:p text:style-name="P11">GO</text:p>
          </table:table-cell>
          <table:table-cell table:style-name="Table11.B2" office:value-type="string">
            <text:p text:style-name="Table_20_Contents">Soft key 4 – advances to screen 2.5 which confirms the real time clock date being set.</text:p>
          </table:table-cell>
        </table:table-row>
      </table:table>
      <text:p text:style-name="Standard"/>
      <text:p text:style-name="P8"/>
      <text:p text:style-name="P13">Screen 2.5: Real Date Confirmation Screen</text:p>
      <text:p text:style-name="Standard"><draw:frame draw:style-name="fr2" draw:name="Frame15" text:anchor-type="paragraph" svg:x="0.0071in" svg:y="0.1717in" svg:width="2.9992in" draw:z-index="13"><draw:text-box fo:min-height="1.1228in"><text:p text:style-name="P2">Current Real Date:</text:p><text:p text:style-name="P2">11 Nov 2012</text:p><text:p text:style-name="P2"/><text:p text:style-name="P2">BACK <text:s text:c="5"/>SAVE CNCL <text:s text:c="6"/></text:p></draw:text-box></draw:frame></text:p>
      <table:table table:name="Table15" table:style-name="Table15">
        <table:table-column table:style-name="Table15.A"/>
        <table:table-column table:style-name="Table15.B"/>
        <table:table-row>
          <table:table-cell table:style-name="Table15.A1" office:value-type="string">
            <text:p text:style-name="Table_20_Contents">Element</text:p>
          </table:table-cell>
          <table:table-cell table:style-name="Table15.B1" office:value-type="string">
            <text:p text:style-name="Table_20_Contents">Description</text:p>
          </table:table-cell>
        </table:table-row>
        <table:table-row>
          <table:table-cell table:style-name="Table15.A2" office:value-type="string">
            <text:p text:style-name="P11">11 Nov 2012</text:p>
          </table:table-cell>
          <table:table-cell table:style-name="Table15.B2" office:value-type="string">
            <text:p text:style-name="Table_20_Contents">The current date, as selected in screen 2.4</text:p>
          </table:table-cell>
        </table:table-row>
        <table:table-row>
          <table:table-cell table:style-name="Table15.A2" office:value-type="string">
            <text:p text:style-name="P11">BACK</text:p>
          </table:table-cell>
          <table:table-cell table:style-name="Table15.B2" office:value-type="string">
            <text:p text:style-name="Table_20_Contents">Soft key 1 – returns to screen 2.4, so that the date to be set can be changed.</text:p>
          </table:table-cell>
        </table:table-row>
        <table:table-row>
          <table:table-cell table:style-name="Table15.A2" office:value-type="string">
            <text:p text:style-name="P11">SAVE</text:p>
          </table:table-cell>
          <table:table-cell table:style-name="Table15.B2" office:value-type="string">
            <text:p text:style-name="Table_20_Contents">Soft key 3 – saves the displayed date to onboard real time clock</text:p>
          </table:table-cell>
        </table:table-row>
        <table:table-row>
          <table:table-cell table:style-name="Table15.A2" office:value-type="string">
            <text:p text:style-name="P11">CNCL</text:p>
          </table:table-cell>
          <table:table-cell table:style-name="Table15.B2" office:value-type="string">
            <text:p text:style-name="Table_20_Contents">Soft key 4 – cancels changing the date and returns to the main configuration menu (screen 2.0a).</text:p>
          </table:table-cell>
        </table:table-row>
      </table:table>
      <text:p text:style-name="Standard"/>
      <text:p text:style-name="P8">Screen 2.6: Fast Time 12/24h Configuration Screen</text:p>
      <text:p text:style-name="Standard"><draw:frame draw:style-name="fr2" draw:name="Frame16" text:anchor-type="paragraph" svg:x="0.0071in" svg:y="0.1717in" svg:width="2.9992in" draw:z-index="14"><draw:text-box fo:min-height="1.1228in"><text:p text:style-name="P2">Fast Time 12/24H:</text:p><text:p text:style-name="P2">[*] 12H (AM/PM)</text:p><text:p text:style-name="P2">[ ] 24H (0000h)</text:p><text:p text:style-name="P2">12hr 24hr SAVE CNCL <text:s text:c="6"/></text:p></draw:text-box></draw:frame></text:p>
      <table:table table:name="Table16" table:style-name="Table16">
        <table:table-column table:style-name="Table16.A"/>
        <table:table-column table:style-name="Table16.B"/>
        <table:table-row>
          <table:table-cell table:style-name="Table16.A1" office:value-type="string">
            <text:p text:style-name="Table_20_Contents">Element</text:p>
          </table:table-cell>
          <table:table-cell table:style-name="Table16.B1" office:value-type="string">
            <text:p text:style-name="Table_20_Contents">Description</text:p>
          </table:table-cell>
        </table:table-row>
        <table:table-row>
          <table:table-cell table:style-name="Table16.A2" office:value-type="string">
            <text:p text:style-name="P11">*</text:p>
          </table:table-cell>
          <table:table-cell table:style-name="Table16.B2" office:value-type="string">
            <text:p text:style-name="Table_20_Contents">A cursor indicating the current selection</text:p>
          </table:table-cell>
        </table:table-row>
        <table:table-row>
          <table:table-cell table:style-name="Table16.A2" office:value-type="string">
            <text:p text:style-name="P11">12H (AM/PM)</text:p>
          </table:table-cell>
          <table:table-cell table:style-name="Table16.B2" office:value-type="string">
            <text:p text:style-name="Table_20_Contents">Configure fast time to be displayed in 12 hour, AM/PM time.</text:p>
          </table:table-cell>
        </table:table-row>
        <table:table-row>
          <table:table-cell table:style-name="Table16.A2" office:value-type="string">
            <text:p text:style-name="P11">24H (0000h)</text:p>
          </table:table-cell>
          <table:table-cell table:style-name="Table16.B2" office:value-type="string">
            <text:p text:style-name="Table_20_Contents">Configure fast time to be displayed in 24 hour time.</text:p>
          </table:table-cell>
        </table:table-row>
        <table:table-row>
          <table:table-cell table:style-name="Table16.A2" office:value-type="string">
            <text:p text:style-name="P11">12hr</text:p>
          </table:table-cell>
          <table:table-cell table:style-name="Table16.B2" office:value-type="string">
            <text:p text:style-name="Table_20_Contents">Soft key 1 – selects 12 hour time.</text:p>
          </table:table-cell>
        </table:table-row>
        <table:table-row>
          <table:table-cell table:style-name="Table16.A2" office:value-type="string">
            <text:p text:style-name="P11">24hr</text:p>
          </table:table-cell>
          <table:table-cell table:style-name="Table16.B2" office:value-type="string">
            <text:p text:style-name="Table_20_Contents">Soft key 2 – selects 24 hour time.</text:p>
          </table:table-cell>
        </table:table-row>
        <table:table-row>
          <table:table-cell table:style-name="Table16.A2" office:value-type="string">
            <text:p text:style-name="P11">SAVE</text:p>
          </table:table-cell>
          <table:table-cell table:style-name="Table16.B2" office:value-type="string">
            <text:p text:style-name="Table_20_Contents">Soft key 3 – saves fast time format selection and returns to configuration screen 2.0b.</text:p>
          </table:table-cell>
        </table:table-row>
        <table:table-row>
          <table:table-cell table:style-name="Table16.A2" office:value-type="string">
            <text:p text:style-name="P11">CNCL</text:p>
          </table:table-cell>
          <table:table-cell table:style-name="Table16.B2" office:value-type="string">
            <text:p text:style-name="Table_20_Contents">Soft key 4 – returns to configuration screen 2.0b without saving fast time format change.</text:p>
          </table:table-cell>
        </table:table-row>
      </table:table>
      <text:p text:style-name="Standard"/>
      <text:p text:style-name="P8"/>
      <text:p text:style-name="P13">Screen 2.7: Fast Clock Ratio Configuration Screen</text:p>
      <text:p text:style-name="Standard"><draw:frame draw:style-name="fr2" draw:name="Frame18" text:anchor-type="paragraph" svg:x="0.0071in" svg:y="0.1717in" svg:width="2.9992in" draw:z-index="16"><draw:text-box fo:min-height="1.1228in"><text:p text:style-name="P2">Fast Clock Ratio:</text:p><text:p text:style-name="P2">12.5:1</text:p><text:p text:style-name="P2">^^</text:p><text:p text:style-name="P2"><text:s/>++ <text:s text:c="2"/>-- <text:s text:c="2"/>&gt;&gt; <text:s text:c="2"/>GO <text:s text:c="6"/></text:p></draw:text-box></draw:frame></text:p>
      <table:table table:name="Table18" table:style-name="Table18">
        <table:table-column table:style-name="Table18.A"/>
        <table:table-column table:style-name="Table18.B"/>
        <table:table-row>
          <table:table-cell table:style-name="Table18.A1" office:value-type="string">
            <text:p text:style-name="Table_20_Contents">Element</text:p>
          </table:table-cell>
          <table:table-cell table:style-name="Table18.B1" office:value-type="string">
            <text:p text:style-name="Table_20_Contents">Description</text:p>
          </table:table-cell>
        </table:table-row>
        <table:table-row>
          <table:table-cell table:style-name="Table18.A2" office:value-type="string">
            <text:p text:style-name="P11">12.5:1 </text:p>
          </table:table-cell>
          <table:table-cell table:style-name="Table18.B2" office:value-type="string">
            <text:p text:style-name="Table_20_Contents">The ratio between how quickly fast time passes and how quickly real time passes. <text:s/>As an example, 4.0:1 would yield the passage of 24 hours of fast time in 6 hours. <text:s/></text:p>
          </table:table-cell>
        </table:table-row>
        <table:table-row>
          <table:table-cell table:style-name="Table18.A2" office:value-type="string">
            <text:p text:style-name="P11">^^</text:p>
          </table:table-cell>
          <table:table-cell table:style-name="Table18.B2" office:value-type="string">
            <text:p text:style-name="Table_20_Contents">A cursor indicating which part of the ratio is subject to adjustment by soft keys 1 and 2.</text:p>
          </table:table-cell>
        </table:table-row>
        <table:table-row>
          <table:table-cell table:style-name="Table18.A2" office:value-type="string">
            <text:p text:style-name="P11">++</text:p>
          </table:table-cell>
          <table:table-cell table:style-name="Table18.B2" office:value-type="string">
            <text:p text:style-name="Table_20_Contents">Soft key 1 – increments the currently selected part of the ratio.</text:p>
          </table:table-cell>
        </table:table-row>
        <table:table-row>
          <table:table-cell table:style-name="Table18.A2" office:value-type="string">
            <text:p text:style-name="P11">--</text:p>
          </table:table-cell>
          <table:table-cell table:style-name="Table18.B2" office:value-type="string">
            <text:p text:style-name="Table_20_Contents">Soft key 2 – decrements the currently selected part of the ratio.</text:p>
          </table:table-cell>
        </table:table-row>
        <table:table-row>
          <table:table-cell table:style-name="Table18.A2" office:value-type="string">
            <text:p text:style-name="P11">&gt;&gt;</text:p>
          </table:table-cell>
          <table:table-cell table:style-name="Table18.B2" office:value-type="string">
            <text:p text:style-name="Table_20_Contents">Soft key 3 – moves the cursor to the next component of the ratio to the right (integer portion or tenths), or wraps around if already on tenths.</text:p>
          </table:table-cell>
        </table:table-row>
        <table:table-row>
          <table:table-cell table:style-name="Table18.A2" office:value-type="string">
            <text:p text:style-name="P11">GO</text:p>
          </table:table-cell>
          <table:table-cell table:style-name="Table18.B2" office:value-type="string">
            <text:p text:style-name="Table_20_Contents">Soft key 4 – advances to screen 2.8 which confirms the ratio being set</text:p>
          </table:table-cell>
        </table:table-row>
      </table:table>
      <text:p text:style-name="Standard"/>
      <text:p text:style-name="P8">Screen 2.8: Fast Clock Ratio Confirmation Screen</text:p>
      <text:p text:style-name="Standard"><draw:frame draw:style-name="fr2" draw:name="Frame19" text:anchor-type="paragraph" svg:x="0.0071in" svg:y="0.1717in" svg:width="2.9992in" draw:z-index="17"><draw:text-box fo:min-height="1.1228in"><text:p text:style-name="P2">Fast Clock Ratio:</text:p><text:p text:style-name="P2">12.5:1</text:p><text:p text:style-name="P2"/><text:p text:style-name="P2">BACK <text:s text:c="5"/>SAVE CNCL <text:s text:c="6"/></text:p></draw:text-box></draw:frame></text:p>
      <table:table table:name="Table19" table:style-name="Table19">
        <table:table-column table:style-name="Table19.A"/>
        <table:table-column table:style-name="Table19.B"/>
        <table:table-row>
          <table:table-cell table:style-name="Table19.A1" office:value-type="string">
            <text:p text:style-name="Table_20_Contents">Element</text:p>
          </table:table-cell>
          <table:table-cell table:style-name="Table19.B1" office:value-type="string">
            <text:p text:style-name="Table_20_Contents">Description</text:p>
          </table:table-cell>
        </table:table-row>
        <table:table-row>
          <table:table-cell table:style-name="Table19.A2" office:value-type="string">
            <text:p text:style-name="P11">12.5:1</text:p>
          </table:table-cell>
          <table:table-cell table:style-name="Table19.B2" office:value-type="string">
            <text:p text:style-name="Table_20_Contents">The ratio between fast time and real time as selected in screen 2.7.</text:p>
          </table:table-cell>
        </table:table-row>
        <table:table-row>
          <table:table-cell table:style-name="Table19.A2" office:value-type="string">
            <text:p text:style-name="P11">BACK</text:p>
          </table:table-cell>
          <table:table-cell table:style-name="Table19.B2" office:value-type="string">
            <text:p text:style-name="Table_20_Contents">Soft key 1 – returns to screen 2.7, so that the fast clock ratio to be set can be changed.</text:p>
          </table:table-cell>
        </table:table-row>
        <table:table-row>
          <table:table-cell table:style-name="Table19.A2" office:value-type="string">
            <text:p text:style-name="P11">SAVE</text:p>
          </table:table-cell>
          <table:table-cell table:style-name="Table19.B2" office:value-type="string">
            <text:p text:style-name="Table_20_Contents">Soft key 3 – saves the displayed fast clock ratio to configuration memory</text:p>
          </table:table-cell>
        </table:table-row>
        <table:table-row>
          <table:table-cell table:style-name="Table19.A2" office:value-type="string">
            <text:p text:style-name="P11">CNCL</text:p>
          </table:table-cell>
          <table:table-cell table:style-name="Table19.B2" office:value-type="string">
            <text:p text:style-name="Table_20_Contents">Soft key 4 – cancels changing the fast clock ratio and returns to the main configuration menu (screen 2.0b).</text:p>
          </table:table-cell>
        </table:table-row>
      </table:table>
      <text:p text:style-name="Standard"/>
      <text:p text:style-name="P8"/>
      <text:p text:style-name="Standard"/>
      <text:p text:style-name="P8"/>
      <text:p text:style-name="P13">Screen 2.9: Fast Start Time Set Screen</text:p>
      <text:p text:style-name="Standard"><draw:frame draw:style-name="fr2" draw:name="Frame12" text:anchor-type="paragraph" svg:x="0.0071in" svg:y="0.1717in" svg:width="2.9992in" draw:z-index="11"><draw:text-box fo:min-height="1.1228in"><text:p text:style-name="P2">Fast Start Time X:</text:p><text:p text:style-name="P2">12:34:56 AM</text:p><text:p text:style-name="P2">^^</text:p><text:p text:style-name="P2"><text:s/>++ <text:s text:c="2"/>-- <text:s text:c="2"/>&gt;&gt; <text:s text:c="2"/>GO <text:s text:c="6"/></text:p></draw:text-box></draw:frame></text:p>
      <table:table table:name="Table12" table:style-name="Table12">
        <table:table-column table:style-name="Table12.A"/>
        <table:table-column table:style-name="Table12.B"/>
        <table:table-row>
          <table:table-cell table:style-name="Table12.A1" office:value-type="string">
            <text:p text:style-name="Table_20_Contents">Element</text:p>
          </table:table-cell>
          <table:table-cell table:style-name="Table12.B1" office:value-type="string">
            <text:p text:style-name="Table_20_Contents">Description</text:p>
          </table:table-cell>
        </table:table-row>
        <table:table-row>
          <table:table-cell table:style-name="Table12.A2" office:value-type="string">
            <text:p text:style-name="P3">Fast Start Time X:</text:p>
          </table:table-cell>
          <table:table-cell table:style-name="Table12.B2" office:value-type="string">
            <text:p text:style-name="Table_20_Contents">X will be 1, 2, or 3, corresponding to which fast clock starting time is being set. <text:s/>See screen 1.2 for where fast clock start times can be selected during a reset, and screen 2.0c for how each start time configuration is reached.</text:p>
          </table:table-cell>
        </table:table-row>
        <table:table-row>
          <table:table-cell table:style-name="Table12.A2" office:value-type="string">
            <text:p text:style-name="P11">12:34:56 </text:p>
          </table:table-cell>
          <table:table-cell table:style-name="Table12.B2" office:value-type="string">
            <text:p text:style-name="Table_20_Contents">The desired start time for the fast clock, displayed as 12 or 24 hour time as selected in screen 2.6. <text:s/>(In 24h time, the AM/PM indicator will not display. <text:s/>In 12h mode, AM/PM cannot be directly adjusted, but advancing the hours over midnight or noon will cause the transition.)</text:p>
          </table:table-cell>
        </table:table-row>
        <table:table-row>
          <table:table-cell table:style-name="Table12.A2" office:value-type="string">
            <text:p text:style-name="P11">^^</text:p>
          </table:table-cell>
          <table:table-cell table:style-name="Table12.B2" office:value-type="string">
            <text:p text:style-name="Table_20_Contents">A cursor indicating which part of fast start time is subject to adjustment by soft keys 1 and 2. <text:s/></text:p>
          </table:table-cell>
        </table:table-row>
        <table:table-row>
          <table:table-cell table:style-name="Table12.A2" office:value-type="string">
            <text:p text:style-name="P11">++</text:p>
          </table:table-cell>
          <table:table-cell table:style-name="Table12.B2" office:value-type="string">
            <text:p text:style-name="Table_20_Contents">Soft key 1 – increments the currently selected part of the time.</text:p>
          </table:table-cell>
        </table:table-row>
        <table:table-row>
          <table:table-cell table:style-name="Table12.A2" office:value-type="string">
            <text:p text:style-name="P11">--</text:p>
          </table:table-cell>
          <table:table-cell table:style-name="Table12.B2" office:value-type="string">
            <text:p text:style-name="Table_20_Contents">Soft key 2 – decrements the currently selected part of the time.</text:p>
          </table:table-cell>
        </table:table-row>
        <table:table-row>
          <table:table-cell table:style-name="Table12.A2" office:value-type="string">
            <text:p text:style-name="P11">&gt;&gt;</text:p>
          </table:table-cell>
          <table:table-cell table:style-name="Table12.B2" office:value-type="string">
            <text:p text:style-name="Table_20_Contents">Soft key 3 – moves the cursor to the next component of time to the right (hours move to minutes move to seconds, which then wraps around to hours)</text:p>
          </table:table-cell>
        </table:table-row>
        <table:table-row>
          <table:table-cell table:style-name="Table12.A2" office:value-type="string">
            <text:p text:style-name="P11">GO</text:p>
          </table:table-cell>
          <table:table-cell table:style-name="Table12.B2" office:value-type="string">
            <text:p text:style-name="Table_20_Contents">Soft key 4 – advances to screen 2.10 which confirms the fast start time being set.</text:p>
          </table:table-cell>
        </table:table-row>
      </table:table>
      <text:p text:style-name="Standard"/>
      <text:p text:style-name="P8"/>
      <text:p text:style-name="P13">Screen 2.10: Fast Start Time Confirmation Screen</text:p>
      <text:p text:style-name="Standard"><draw:frame draw:style-name="fr2" draw:name="Frame13" text:anchor-type="paragraph" svg:x="0.0071in" svg:y="0.1717in" svg:width="2.9992in" draw:z-index="12"><draw:text-box fo:min-height="1.1228in"><text:p text:style-name="P2">Fast Start Time X:</text:p><text:p text:style-name="P2">12:34:56 AM</text:p><text:p text:style-name="P2"/><text:p text:style-name="P2">BACK <text:s text:c="5"/>SAVE CNCL <text:s text:c="6"/></text:p></draw:text-box></draw:frame></text:p>
      <table:table table:name="Table13" table:style-name="Table13">
        <table:table-column table:style-name="Table13.A"/>
        <table:table-column table:style-name="Table13.B"/>
        <table:table-row>
          <table:table-cell table:style-name="Table13.A1" office:value-type="string">
            <text:p text:style-name="Table_20_Contents">Element</text:p>
          </table:table-cell>
          <table:table-cell table:style-name="Table13.B1" office:value-type="string">
            <text:p text:style-name="Table_20_Contents">Description</text:p>
          </table:table-cell>
        </table:table-row>
        <table:table-row>
          <table:table-cell table:style-name="Table13.A2" office:value-type="string">
            <text:p text:style-name="P3">Fast Start Time X:</text:p>
          </table:table-cell>
          <table:table-cell table:style-name="Table13.B2" office:value-type="string">
            <text:p text:style-name="Table_20_Contents">X will be 1, 2, or 3, corresponding to which fast clock starting time is being set. <text:s/>See screen 1.2 for where fast clock start times can be selected during a reset, and screen 2.0c for how each start time configuration is reached.</text:p>
          </table:table-cell>
        </table:table-row>
        <table:table-row>
          <table:table-cell table:style-name="Table13.A2" office:value-type="string">
            <text:p text:style-name="P11">12:34:56 </text:p>
          </table:table-cell>
          <table:table-cell table:style-name="Table13.B2" office:value-type="string">
            <text:p text:style-name="Table_20_Contents">The fast clock start time to be set as configured in screen 2.6, displayed as 12 or 24 hour time as selected in screen 2.6. <text:s/>(In 24h time, the AM/PM indicator will not display.) <text:s/></text:p>
          </table:table-cell>
        </table:table-row>
        <table:table-row>
          <table:table-cell table:style-name="Table13.A2" office:value-type="string">
            <text:p text:style-name="P11">BACK</text:p>
          </table:table-cell>
          <table:table-cell table:style-name="Table13.B2" office:value-type="string">
            <text:p text:style-name="Table_20_Contents">Soft key 1 – returns to screen 2.9, so that the fast clock start time to be set can be changed.</text:p>
          </table:table-cell>
        </table:table-row>
        <table:table-row>
          <table:table-cell table:style-name="Table13.A2" office:value-type="string">
            <text:p text:style-name="P11">SAVE</text:p>
          </table:table-cell>
          <table:table-cell table:style-name="Table13.B2" office:value-type="string">
            <text:p text:style-name="Table_20_Contents">Soft key 3 – saves the displayed fast clock start time to configuration memory</text:p>
          </table:table-cell>
        </table:table-row>
        <table:table-row>
          <table:table-cell table:style-name="Table13.A2" office:value-type="string">
            <text:p text:style-name="P11">CNCL</text:p>
          </table:table-cell>
          <table:table-cell table:style-name="Table13.B2" office:value-type="string">
            <text:p text:style-name="Table_20_Contents">Soft key 4 – cancels changing the fast clock start time and returns to the main configuration menu (screen 2.0b).</text:p>
          </table:table-cell>
        </table:table-row>
      </table:table>
      <text:p text:style-name="Standard"/>
      <text:p text:style-name="P8"/>
      <text:p text:style-name="P13">Screen 2.11: Fast Clock Hold Configuration Screen</text:p>
      <text:p text:style-name="Standard"><draw:frame draw:style-name="fr2" draw:name="Frame17" text:anchor-type="paragraph" svg:x="0.0071in" svg:y="0.1717in" svg:width="2.9992in" draw:z-index="15"><draw:text-box fo:min-height="1.1228in"><text:p text:style-name="P2">Fast Start Mode:</text:p><text:p text:style-name="P2">[*] RUN (12:34A)</text:p><text:p text:style-name="P2">[ ] HOLD</text:p><text:p text:style-name="P2">RUN <text:s/>HOLD SAVE CNCL <text:s text:c="6"/></text:p></draw:text-box></draw:frame></text:p>
      <table:table table:name="Table17" table:style-name="Table17">
        <table:table-column table:style-name="Table17.A"/>
        <table:table-column table:style-name="Table17.B"/>
        <table:table-row>
          <table:table-cell table:style-name="Table17.A1" office:value-type="string">
            <text:p text:style-name="Table_20_Contents">Element</text:p>
          </table:table-cell>
          <table:table-cell table:style-name="Table17.B1" office:value-type="string">
            <text:p text:style-name="Table_20_Contents">Description</text:p>
          </table:table-cell>
        </table:table-row>
        <table:table-row>
          <table:table-cell table:style-name="Table17.A2" office:value-type="string">
            <text:p text:style-name="P11">*</text:p>
          </table:table-cell>
          <table:table-cell table:style-name="Table17.B2" office:value-type="string">
            <text:p text:style-name="Table_20_Contents">A cursor indicating the current selection</text:p>
          </table:table-cell>
        </table:table-row>
        <table:table-row>
          <table:table-cell table:style-name="Table17.A2" office:value-type="string">
            <text:p text:style-name="P11">[ ] RUN</text:p>
          </table:table-cell>
          <table:table-cell table:style-name="Table17.B2" office:value-type="string">
            <text:p text:style-name="Table_20_Contents">Configure fast time to start counting immediately when fast clock mode is entered. <text:s/>As a convenience, the configured fast clock starting time is shown after “Run”.</text:p>
          </table:table-cell>
        </table:table-row>
        <table:table-row>
          <table:table-cell table:style-name="Table17.A2" office:value-type="string">
            <text:p text:style-name="P11">[ ] HOLD</text:p>
          </table:table-cell>
          <table:table-cell table:style-name="Table17.B2" office:value-type="string">
            <text:p text:style-name="Table_20_Contents">Configure fast time to immediately go to “hold” when fast clock mode is entered.</text:p>
          </table:table-cell>
        </table:table-row>
        <table:table-row>
          <table:table-cell table:style-name="Table17.A2" office:value-type="string">
            <text:p text:style-name="P11">RUN</text:p>
          </table:table-cell>
          <table:table-cell table:style-name="Table17.B2" office:value-type="string">
            <text:p text:style-name="Table_20_Contents">Soft key 1 – selects run mode.</text:p>
          </table:table-cell>
        </table:table-row>
        <table:table-row>
          <table:table-cell table:style-name="Table17.A2" office:value-type="string">
            <text:p text:style-name="P11">HOLD</text:p>
          </table:table-cell>
          <table:table-cell table:style-name="Table17.B2" office:value-type="string">
            <text:p text:style-name="Table_20_Contents">Soft key 2 – selects hold mode.</text:p>
          </table:table-cell>
        </table:table-row>
        <table:table-row>
          <table:table-cell table:style-name="Table17.A2" office:value-type="string">
            <text:p text:style-name="P11">SAVE</text:p>
          </table:table-cell>
          <table:table-cell table:style-name="Table17.B2" office:value-type="string">
            <text:p text:style-name="Table_20_Contents">Soft key 3 – saves fast time run/hold mode selection and returns to configuration screen 2.0c.</text:p>
          </table:table-cell>
        </table:table-row>
        <table:table-row>
          <table:table-cell table:style-name="Table17.A2" office:value-type="string">
            <text:p text:style-name="P11">CNCL</text:p>
          </table:table-cell>
          <table:table-cell table:style-name="Table17.B2" office:value-type="string">
            <text:p text:style-name="Table_20_Contents">Soft key 4 – returns to configuration screen 2.0c without saving fast time run/hold mode change.</text:p>
          </table:table-cell>
        </table:table-row>
      </table:table>
      <text:p text:style-name="Standard"/>
      <text:p text:style-name="Standard"/>
      <text:p text:style-name="P8"/>
      <text:p text:style-name="P13">Screen 2.12: Time Packet Interval Configuration Screen</text:p>
      <text:p text:style-name="Standard"><draw:frame draw:style-name="fr2" draw:name="Frame22" text:anchor-type="paragraph" svg:x="0.0071in" svg:y="0.1717in" svg:width="2.9992in" draw:z-index="19"><draw:text-box fo:min-height="1.1228in"><text:p text:style-name="P2">Time Pkt Interval:</text:p><text:p text:style-name="P2">001.2 sec</text:p><text:p text:style-name="P2">^</text:p><text:p text:style-name="P2"><text:s/>++ <text:s text:c="2"/>-- <text:s text:c="2"/>&gt;&gt; <text:s text:c="2"/>GO <text:s text:c="6"/></text:p></draw:text-box></draw:frame></text:p>
      <table:table table:name="Table22" table:style-name="Table22">
        <table:table-column table:style-name="Table22.A"/>
        <table:table-column table:style-name="Table22.B"/>
        <table:table-row>
          <table:table-cell table:style-name="Table22.A1" office:value-type="string">
            <text:p text:style-name="Table_20_Contents">Element</text:p>
          </table:table-cell>
          <table:table-cell table:style-name="Table22.B1" office:value-type="string">
            <text:p text:style-name="Table_20_Contents">Description</text:p>
          </table:table-cell>
        </table:table-row>
        <table:table-row>
          <table:table-cell table:style-name="Table22.A2" office:value-type="string">
            <text:p text:style-name="P11">001.2 sec</text:p>
          </table:table-cell>
          <table:table-cell table:style-name="Table22.B2" office:value-type="string">
            <text:p text:style-name="Table_20_Contents">The desired time between broadcasting time packets on the network, expressed in seconds. <text:s/>For most applications, 1-3 seconds is probably optimal (meaning a setting of 1.0-3.0).</text:p>
          </table:table-cell>
        </table:table-row>
        <table:table-row>
          <table:table-cell table:style-name="Table22.A2" office:value-type="string">
            <text:p text:style-name="P11">^^</text:p>
          </table:table-cell>
          <table:table-cell table:style-name="Table22.B2" office:value-type="string">
            <text:p text:style-name="Table_20_Contents">A cursor indicating which digit of the time is subject to adjustment by soft keys 1 and 2.</text:p>
          </table:table-cell>
        </table:table-row>
        <table:table-row>
          <table:table-cell table:style-name="Table22.A2" office:value-type="string">
            <text:p text:style-name="P11">++</text:p>
          </table:table-cell>
          <table:table-cell table:style-name="Table22.B2" office:value-type="string">
            <text:p text:style-name="Table_20_Contents">Soft key 1 – increments the currently selected part of the time.</text:p>
          </table:table-cell>
        </table:table-row>
        <table:table-row>
          <table:table-cell table:style-name="Table22.A2" office:value-type="string">
            <text:p text:style-name="P11">--</text:p>
          </table:table-cell>
          <table:table-cell table:style-name="Table22.B2" office:value-type="string">
            <text:p text:style-name="Table_20_Contents">Soft key 2 – decrements the currently selected part of the time.</text:p>
          </table:table-cell>
        </table:table-row>
        <table:table-row>
          <table:table-cell table:style-name="Table22.A2" office:value-type="string">
            <text:p text:style-name="P11">&gt;&gt;</text:p>
          </table:table-cell>
          <table:table-cell table:style-name="Table22.B2" office:value-type="string">
            <text:p text:style-name="Table_20_Contents">Soft key 3 – moves the cursor to the next component of time to the right, or will wrap back around if already on the rightmost digit</text:p>
          </table:table-cell>
        </table:table-row>
        <table:table-row>
          <table:table-cell table:style-name="Table22.A2" office:value-type="string">
            <text:p text:style-name="P11">GO</text:p>
          </table:table-cell>
          <table:table-cell table:style-name="Table22.B2" office:value-type="string">
            <text:p text:style-name="Table_20_Contents">Soft key 4 – advances to screen 2.13 which confirms the packet interval time being set.</text:p>
          </table:table-cell>
        </table:table-row>
      </table:table>
      <text:p text:style-name="Standard"/>
      <text:p text:style-name="P8">Screen 2.13: Time Packet Interval Confirmation Screen</text:p>
      <text:p text:style-name="Standard"><draw:frame draw:style-name="fr2" draw:name="Frame20" text:anchor-type="paragraph" svg:x="0.0071in" svg:y="0.1717in" svg:width="2.9992in" draw:z-index="18"><draw:text-box fo:min-height="1.1228in"><text:p text:style-name="P2">Time Pkt Interval:</text:p><text:p text:style-name="P2">001.2 sec</text:p><text:p text:style-name="P2"/><text:p text:style-name="P2">BACK <text:s text:c="5"/>SAVE CNCL <text:s text:c="6"/></text:p></draw:text-box></draw:frame></text:p>
      <table:table table:name="Table20" table:style-name="Table20">
        <table:table-column table:style-name="Table20.A"/>
        <table:table-column table:style-name="Table20.B"/>
        <table:table-row>
          <table:table-cell table:style-name="Table20.A1" office:value-type="string">
            <text:p text:style-name="Table_20_Contents">Element</text:p>
          </table:table-cell>
          <table:table-cell table:style-name="Table20.B1" office:value-type="string">
            <text:p text:style-name="Table_20_Contents">Description</text:p>
          </table:table-cell>
        </table:table-row>
        <table:table-row>
          <table:table-cell table:style-name="Table20.A2" office:value-type="string">
            <text:p text:style-name="P11">001.2 sec</text:p>
          </table:table-cell>
          <table:table-cell table:style-name="Table20.B2" office:value-type="string">
            <text:p text:style-name="Table_20_Contents">The desired time between broadcasting time packets on the network, expressed in seconds. <text:s/>For most applications, 1-3 seconds is probably optimal (meaning a setting of 1.0-3.0).</text:p>
          </table:table-cell>
        </table:table-row>
        <table:table-row>
          <table:table-cell table:style-name="Table20.A2" office:value-type="string">
            <text:p text:style-name="P11">BACK</text:p>
          </table:table-cell>
          <table:table-cell table:style-name="Table20.B2" office:value-type="string">
            <text:p text:style-name="Table_20_Contents">Soft key 1 – returns to screen 2.12, so that the fast clock start time to be set can be changed.</text:p>
          </table:table-cell>
        </table:table-row>
        <table:table-row>
          <table:table-cell table:style-name="Table20.A2" office:value-type="string">
            <text:p text:style-name="P11">SAVE</text:p>
          </table:table-cell>
          <table:table-cell table:style-name="Table20.B2" office:value-type="string">
            <text:p text:style-name="Table_20_Contents">Soft key 3 – saves the displayed fast clock start time to configuration memory and returns to the main configuration menu (screen 2.0c)</text:p>
          </table:table-cell>
        </table:table-row>
        <table:table-row>
          <table:table-cell table:style-name="Table20.A2" office:value-type="string">
            <text:p text:style-name="P11">CNCL</text:p>
          </table:table-cell>
          <table:table-cell table:style-name="Table20.B2" office:value-type="string">
            <text:p text:style-name="Table_20_Contents">Soft key 4 – cancels changing the fast clock start time and returns to the main configuration menu (screen 2.0c).</text:p>
          </table:table-cell>
        </table:table-row>
      </table:table>
      <text:p text:style-name="Standard"/>
      <text:p text:style-name="P8"/>
      <text:p text:style-name="P13">Screen 2.14: Fast Clock Master Node Address Configuration Screen</text:p>
      <text:p text:style-name="Standard"><draw:frame draw:style-name="fr2" draw:name="Frame23" text:anchor-type="paragraph" svg:x="0.0071in" svg:y="0.1717in" svg:width="2.9992in" draw:z-index="21"><draw:text-box fo:min-height="1.1228in"><text:p text:style-name="P2">Fast Clock Addr:</text:p><text:p text:style-name="P2">0x1A</text:p><text:p text:style-name="P2"><text:s text:c="2"/>^</text:p><text:p text:style-name="P2"><text:s/>++ <text:s text:c="2"/>-- <text:s text:c="2"/>&gt;&gt; <text:s text:c="2"/>GO <text:s text:c="6"/></text:p></draw:text-box></draw:frame></text:p>
      <table:table table:name="Table21" table:style-name="Table21">
        <table:table-column table:style-name="Table21.A"/>
        <table:table-column table:style-name="Table21.B"/>
        <table:table-row>
          <table:table-cell table:style-name="Table21.A1" office:value-type="string">
            <text:p text:style-name="Table_20_Contents">Element</text:p>
          </table:table-cell>
          <table:table-cell table:style-name="Table21.B1" office:value-type="string">
            <text:p text:style-name="Table_20_Contents">Description</text:p>
          </table:table-cell>
        </table:table-row>
        <table:table-row>
          <table:table-cell table:style-name="Table21.A2" office:value-type="string">
            <text:p text:style-name="P11">0x1A</text:p>
          </table:table-cell>
          <table:table-cell table:style-name="Table21.B2" office:value-type="string">
            <text:p text:style-name="Table_20_Contents">The hexadecimal network address of the fast clock master node. <text:s/>All MRBus nodes must have a unique address. <text:s/>For pure fast clock applications, changing this should not be needed.</text:p>
          </table:table-cell>
        </table:table-row>
        <table:table-row>
          <table:table-cell table:style-name="Table21.A2" office:value-type="string">
            <text:p text:style-name="P11">^^</text:p>
          </table:table-cell>
          <table:table-cell table:style-name="Table21.B2" office:value-type="string">
            <text:p text:style-name="Table_20_Contents">A cursor indicating which digit of the address is subject to adjustment by soft keys 1 and 2.</text:p>
          </table:table-cell>
        </table:table-row>
        <table:table-row>
          <table:table-cell table:style-name="Table21.A2" office:value-type="string">
            <text:p text:style-name="P11">++</text:p>
          </table:table-cell>
          <table:table-cell table:style-name="Table21.B2" office:value-type="string">
            <text:p text:style-name="Table_20_Contents">Soft key 1 – increments the currently selected part of the address.</text:p>
          </table:table-cell>
        </table:table-row>
        <table:table-row>
          <table:table-cell table:style-name="Table21.A2" office:value-type="string">
            <text:p text:style-name="P11">--</text:p>
          </table:table-cell>
          <table:table-cell table:style-name="Table21.B2" office:value-type="string">
            <text:p text:style-name="Table_20_Contents">Soft key 2 – decrements the currently selected part of the address.</text:p>
          </table:table-cell>
        </table:table-row>
        <table:table-row>
          <table:table-cell table:style-name="Table21.A2" office:value-type="string">
            <text:p text:style-name="P11">&gt;&gt;</text:p>
          </table:table-cell>
          <table:table-cell table:style-name="Table21.B2" office:value-type="string">
            <text:p text:style-name="Table_20_Contents">Soft key 3 – moves the cursor to the next digit of address to the right</text:p>
          </table:table-cell>
        </table:table-row>
        <table:table-row>
          <table:table-cell table:style-name="Table21.A2" office:value-type="string">
            <text:p text:style-name="P11">GO</text:p>
          </table:table-cell>
          <table:table-cell table:style-name="Table21.B2" office:value-type="string">
            <text:p text:style-name="Table_20_Contents">Soft key 4 – advances to screen 2.15 which confirms the network address.</text:p>
          </table:table-cell>
        </table:table-row>
      </table:table>
      <text:p text:style-name="Standard"/>
      <text:p text:style-name="P8">Screen 2.15: Fast Clock Master Node Address Confirmation Screen</text:p>
      <text:p text:style-name="Standard"><draw:frame draw:style-name="fr2" draw:name="Frame21" text:anchor-type="paragraph" svg:x="0.0071in" svg:y="0.1717in" svg:width="2.9992in" draw:z-index="20"><draw:text-box fo:min-height="1.1228in"><text:p text:style-name="P2">Fast Clock Addr:</text:p><text:p text:style-name="P2">0x1A</text:p><text:p text:style-name="P2"/><text:p text:style-name="P2">BACK <text:s text:c="5"/>SAVE CNCL <text:s text:c="6"/></text:p></draw:text-box></draw:frame></text:p>
      <table:table table:name="Table23" table:style-name="Table23">
        <table:table-column table:style-name="Table23.A"/>
        <table:table-column table:style-name="Table23.B"/>
        <table:table-row>
          <table:table-cell table:style-name="Table23.A1" office:value-type="string">
            <text:p text:style-name="Table_20_Contents">Element</text:p>
          </table:table-cell>
          <table:table-cell table:style-name="Table23.B1" office:value-type="string">
            <text:p text:style-name="Table_20_Contents">Description</text:p>
          </table:table-cell>
        </table:table-row>
        <table:table-row>
          <table:table-cell table:style-name="Table23.A2" office:value-type="string">
            <text:p text:style-name="P11">0x1A</text:p>
          </table:table-cell>
          <table:table-cell table:style-name="Table23.B2" office:value-type="string">
            <text:p text:style-name="Table_20_Contents">The hexadecimal network address of the fast clock master node to be set.</text:p>
          </table:table-cell>
        </table:table-row>
        <table:table-row>
          <table:table-cell table:style-name="Table23.A2" office:value-type="string">
            <text:p text:style-name="P11">BACK</text:p>
          </table:table-cell>
          <table:table-cell table:style-name="Table23.B2" office:value-type="string">
            <text:p text:style-name="Table_20_Contents">Soft key 1 – returns to screen 2.14, so that the node address to be set can be changed.</text:p>
          </table:table-cell>
        </table:table-row>
        <table:table-row>
          <table:table-cell table:style-name="Table23.A2" office:value-type="string">
            <text:p text:style-name="P11">SAVE</text:p>
          </table:table-cell>
          <table:table-cell table:style-name="Table23.B2" office:value-type="string">
            <text:p text:style-name="Table_20_Contents">Soft key 3 – saves the displayed fast clock node address to configuration memory and returns to the main configuration menu (screen 2.0c)</text:p>
          </table:table-cell>
        </table:table-row>
        <table:table-row>
          <table:table-cell table:style-name="Table23.A2" office:value-type="string">
            <text:p text:style-name="P11">CNCL</text:p>
          </table:table-cell>
          <table:table-cell table:style-name="Table23.B2" office:value-type="string">
            <text:p text:style-name="Table_20_Contents">Soft key 4 – cancels changing the fast clock node address and returns to the main configuration menu (screen 2.0c).</text:p>
          </table:table-cell>
        </table:table-row>
      </table:table>
      <text:p text:style-name="Standard"/>
      <text:p text:style-name="P8"/>
      <text:p text:style-name="P13">Screen 2.16: Diagnostics Screen</text:p>
      <text:p text:style-name="Standard"><draw:frame draw:style-name="fr2" draw:name="Frame24" text:anchor-type="paragraph" svg:x="0.0071in" svg:y="0.1717in" svg:width="2.9992in" draw:z-index="22"><draw:text-box fo:min-height="1.1228in"><text:p text:style-name="P2">Diagnostics: 122kl/s</text:p><text:p text:style-name="P2">Bus:11.6V <text:s/>Addr:0x1A</text:p><text:p text:style-name="P2">TH : 3.1V</text:p><text:p text:style-name="P2">RFSH <text:s text:c="10"/>BACK <text:s text:c="6"/></text:p></draw:text-box></draw:frame></text:p>
      <table:table table:name="Table24" table:style-name="Table24">
        <table:table-column table:style-name="Table24.A"/>
        <table:table-column table:style-name="Table24.B"/>
        <table:table-row>
          <table:table-cell table:style-name="Table24.A1" office:value-type="string">
            <text:p text:style-name="Table_20_Contents">Element</text:p>
          </table:table-cell>
          <table:table-cell table:style-name="Table24.B1" office:value-type="string">
            <text:p text:style-name="Table_20_Contents">Description</text:p>
          </table:table-cell>
        </table:table-row>
        <table:table-row>
          <table:table-cell table:style-name="Table24.A2" office:value-type="string">
            <text:p text:style-name="P11">Bus:11.6V</text:p>
          </table:table-cell>
          <table:table-cell table:style-name="Table24.B2" office:value-type="string">
            <text:p text:style-name="Table_20_Contents">The current power supply voltage for the fast clock master node. <text:s/>Will read roughly 0.5V lower than the actual bus voltage, as the sensing is done after the protection diode on the front end.</text:p>
          </table:table-cell>
        </table:table-row>
        <table:table-row>
          <table:table-cell table:style-name="Table24.A2" office:value-type="string">
            <text:p text:style-name="P11">Addr:0x1A</text:p>
          </table:table-cell>
          <table:table-cell table:style-name="Table24.B2" office:value-type="string">
            <text:p text:style-name="Table_20_Contents">The MRBus network address of the fast clock master node.</text:p>
          </table:table-cell>
        </table:table-row>
        <table:table-row>
          <table:table-cell table:style-name="Table24.A2" office:value-type="string">
            <text:p text:style-name="P3">122kl/s</text:p>
          </table:table-cell>
          <table:table-cell table:style-name="Table24.B2" office:value-type="string">
            <text:p text:style-name="Table_20_Contents">The speed at which the main loop is executing, in thousands of loops per second. <text:s/>This is almost meaningless to an end user, but is handy for debugging slow reponse problems.</text:p>
          </table:table-cell>
        </table:table-row>
        <table:table-row>
          <table:table-cell table:style-name="Table24.A2" office:value-type="string">
            <text:p text:style-name="P3">TH : 3.2V</text:p>
          </table:table-cell>
          <table:table-cell table:style-name="Table24.B2" office:value-type="string">
            <text:p text:style-name="Table_20_Contents">If a MRBW-TH temperature/humidity monitor is configured and the fast clock has received a packet within the timout period, the supply voltage for the MRBW-TH will be displayed here. <text:s/>This is useful for checking the battery voltage on wireless, battery powered temperature/humidity nodes.</text:p>
          </table:table-cell>
        </table:table-row>
        <table:table-row>
          <table:table-cell table:style-name="Table24.A2" office:value-type="string">
            <text:p text:style-name="P11">RFSH</text:p>
          </table:table-cell>
          <table:table-cell table:style-name="Table24.B2" office:value-type="string">
            <text:p text:style-name="Table_20_Contents">Soft key 1 – Forces immediate refresh of the values displayed on the diagnostics screen. <text:s/>The screen will refresh itself every second on its own.</text:p>
          </table:table-cell>
        </table:table-row>
        <table:table-row>
          <table:table-cell table:style-name="Table24.A2" office:value-type="string">
            <text:p text:style-name="P11">CNCL</text:p>
          </table:table-cell>
          <table:table-cell table:style-name="Table24.B2" office:value-type="string">
            <text:p text:style-name="Table_20_Contents">Soft key 4 – cancels out of diagnostic mode and returns to the main configuration menu (screen 2.0e).</text:p>
          </table:table-cell>
        </table:table-row>
      </table:table>
      <text:p text:style-name="P8"/>
      <text:p text:style-name="P13">Screen 2.17: Temperature/Humidity Node Address Configuration Screen</text:p>
      <text:p text:style-name="Standard"><draw:frame draw:style-name="fr2" draw:name="Frame30" text:anchor-type="paragraph" svg:x="0.0071in" svg:y="0.1717in" svg:width="2.9992in" draw:z-index="29"><draw:text-box fo:min-height="1.1228in"><text:p text:style-name="P2">Temp/Humidity Addr:</text:p><text:p text:style-name="P2">0x20</text:p><text:p text:style-name="P2"><text:s text:c="2"/>^</text:p><text:p text:style-name="P2"><text:s/>++ <text:s text:c="2"/>-- <text:s text:c="2"/>&gt;&gt; <text:s text:c="2"/>GO <text:s text:c="6"/></text:p></draw:text-box></draw:frame></text:p>
      <table:table table:name="Table26" table:style-name="Table26">
        <table:table-column table:style-name="Table26.A"/>
        <table:table-column table:style-name="Table26.B"/>
        <table:table-row>
          <table:table-cell table:style-name="Table26.A1" office:value-type="string">
            <text:p text:style-name="Table_20_Contents">Element</text:p>
          </table:table-cell>
          <table:table-cell table:style-name="Table26.B1" office:value-type="string">
            <text:p text:style-name="Table_20_Contents">Description</text:p>
          </table:table-cell>
        </table:table-row>
        <table:table-row>
          <table:table-cell table:style-name="Table26.A2" office:value-type="string">
            <text:p text:style-name="P11">0x20</text:p>
          </table:table-cell>
          <table:table-cell table:style-name="Table26.B2" office:value-type="string">
            <text:p text:style-name="Table_20_Contents">The MRBus address of the MRBW-TH node to be monitored. <text:s/>Setting this to 0x00 will cause the display to show “”T/H Off” and disable any display of temperature and humidity.</text:p>
          </table:table-cell>
        </table:table-row>
        <table:table-row>
          <table:table-cell table:style-name="Table26.A2" office:value-type="string">
            <text:p text:style-name="P11">^</text:p>
          </table:table-cell>
          <table:table-cell table:style-name="Table26.B2" office:value-type="string">
            <text:p text:style-name="Table_20_Contents">A cursor indicating which digit of the address is subject to adjustment by soft keys 1 and 2.</text:p>
          </table:table-cell>
        </table:table-row>
        <table:table-row>
          <table:table-cell table:style-name="Table26.A2" office:value-type="string">
            <text:p text:style-name="P11">++</text:p>
          </table:table-cell>
          <table:table-cell table:style-name="Table26.B2" office:value-type="string">
            <text:p text:style-name="Table_20_Contents">Soft key 1 – increments the currently selected part of the address.</text:p>
          </table:table-cell>
        </table:table-row>
        <table:table-row>
          <table:table-cell table:style-name="Table26.A2" office:value-type="string">
            <text:p text:style-name="P11">--</text:p>
          </table:table-cell>
          <table:table-cell table:style-name="Table26.B2" office:value-type="string">
            <text:p text:style-name="Table_20_Contents">Soft key 2 – decrements the currently selected part of the address.</text:p>
          </table:table-cell>
        </table:table-row>
        <table:table-row>
          <table:table-cell table:style-name="Table26.A2" office:value-type="string">
            <text:p text:style-name="P11">&gt;&gt;</text:p>
          </table:table-cell>
          <table:table-cell table:style-name="Table26.B2" office:value-type="string">
            <text:p text:style-name="Table_20_Contents">Soft key 3 – moves the cursor to the next component of time to the right, or will wrap back around if already on the rightmost digit</text:p>
          </table:table-cell>
        </table:table-row>
        <table:table-row>
          <table:table-cell table:style-name="Table26.A2" office:value-type="string">
            <text:p text:style-name="P11">GO</text:p>
          </table:table-cell>
          <table:table-cell table:style-name="Table26.B2" office:value-type="string">
            <text:p text:style-name="Table_20_Contents">Soft key 4 – advances to screen 2.18 which confirms the TH address to be monitored.</text:p>
          </table:table-cell>
        </table:table-row>
      </table:table>
      <text:p text:style-name="P8"/>
      <text:p text:style-name="P8">Screen 2.18: Temperature/Humidity Node Address Confirmation Screen</text:p>
      <text:p text:style-name="Standard"><draw:frame draw:style-name="fr2" draw:name="Frame29" text:anchor-type="paragraph" svg:x="0.0071in" svg:y="0.1717in" svg:width="2.9992in" draw:z-index="32"><draw:text-box fo:min-height="1.1228in"><text:p text:style-name="P2">Temp/Humidity Addr:</text:p><text:p text:style-name="P2">0x20</text:p><text:p text:style-name="P2"/><text:p text:style-name="P2">BACK <text:s text:c="5"/>SAVE CNCL <text:s text:c="6"/></text:p></draw:text-box></draw:frame></text:p>
      <table:table table:name="Table27" table:style-name="Table27">
        <table:table-column table:style-name="Table27.A"/>
        <table:table-column table:style-name="Table27.B"/>
        <table:table-row>
          <table:table-cell table:style-name="Table27.A1" office:value-type="string">
            <text:p text:style-name="Table_20_Contents">Element</text:p>
          </table:table-cell>
          <table:table-cell table:style-name="Table27.B1" office:value-type="string">
            <text:p text:style-name="Table_20_Contents">Description</text:p>
          </table:table-cell>
        </table:table-row>
        <table:table-row>
          <table:table-cell table:style-name="Table27.A2" office:value-type="string">
            <text:p text:style-name="P11">0x20</text:p>
          </table:table-cell>
          <table:table-cell table:style-name="Table27.B2" office:value-type="string">
            <text:p text:style-name="Table_20_Contents">The MRBus address of the MRBW-TH node to be monitored. <text:s/>Setting this to 0x00 will cause the display to show “”T/H Off” and disable any display of temperature and humidity.</text:p>
          </table:table-cell>
        </table:table-row>
        <table:table-row>
          <table:table-cell table:style-name="Table27.A2" office:value-type="string">
            <text:p text:style-name="P11">BACK</text:p>
          </table:table-cell>
          <table:table-cell table:style-name="Table27.B2" office:value-type="string">
            <text:p text:style-name="Table_20_Contents">Soft key 1 – returns to screen 2.17, so that the MRBW-TH source address can be changed.</text:p>
          </table:table-cell>
        </table:table-row>
        <table:table-row>
          <table:table-cell table:style-name="Table27.A2" office:value-type="string">
            <text:p text:style-name="P11">SAVE</text:p>
          </table:table-cell>
          <table:table-cell table:style-name="Table27.B2" office:value-type="string">
            <text:p text:style-name="Table_20_Contents">Soft key 3 – saves the displayed temperature/humidity source address to configuration memory and returns to the main configuration menu (screen 2.0d)</text:p>
          </table:table-cell>
        </table:table-row>
        <table:table-row>
          <table:table-cell table:style-name="Table27.A2" office:value-type="string">
            <text:p text:style-name="P11">CNCL</text:p>
          </table:table-cell>
          <table:table-cell table:style-name="Table27.B2" office:value-type="string">
            <text:p text:style-name="Table_20_Contents">Soft key 4 – cancels changing the temperature/humidity source address and returns to the main configuration menu (screen 2.0d).</text:p>
          </table:table-cell>
        </table:table-row>
      </table:table>
      <text:p text:style-name="P8"/>
      <text:p text:style-name="P8"><text:soft-page-break/>Screen 2.19: Temperature/Humidity Timeout Configuration Screen</text:p>
      <text:p text:style-name="Standard"><draw:frame draw:style-name="fr2" draw:name="Frame32" text:anchor-type="paragraph" svg:x="0.0071in" svg:y="0.1717in" svg:width="2.9992in" draw:z-index="31"><draw:text-box fo:min-height="1.1228in"><text:p text:style-name="P2">Temp/Hum Timeout:</text:p><text:p text:style-name="P2">0012 sec</text:p><text:p text:style-name="P2">^</text:p><text:p text:style-name="P2"><text:s/>++ <text:s text:c="2"/>-- <text:s text:c="2"/>&gt;&gt; <text:s text:c="2"/>GO <text:s text:c="6"/></text:p></draw:text-box></draw:frame></text:p>
      <table:table table:name="Table28" table:style-name="Table28">
        <table:table-column table:style-name="Table28.A"/>
        <table:table-column table:style-name="Table28.B"/>
        <table:table-row>
          <table:table-cell table:style-name="Table28.A1" office:value-type="string">
            <text:p text:style-name="Table_20_Contents">Element</text:p>
          </table:table-cell>
          <table:table-cell table:style-name="Table28.B1" office:value-type="string">
            <text:p text:style-name="Table_20_Contents">Description</text:p>
          </table:table-cell>
        </table:table-row>
        <table:table-row>
          <table:table-cell table:style-name="Table28.A2" office:value-type="string">
            <text:p text:style-name="P11">0012 sec</text:p>
          </table:table-cell>
          <table:table-cell table:style-name="Table28.B2" office:value-type="string">
            <text:p text:style-name="Table_20_Contents">The maximum amount of allowed time between received packets from the configured MRBW-TH node. <text:s/>If a valid 'S' packet from the TH node is not configured within this interval, the fast clock will stop displaying temperature/humidity until another packet is received. <text:s/></text:p>
          </table:table-cell>
        </table:table-row>
        <table:table-row>
          <table:table-cell table:style-name="Table28.A2" office:value-type="string">
            <text:p text:style-name="P11">^</text:p>
          </table:table-cell>
          <table:table-cell table:style-name="Table28.B2" office:value-type="string">
            <text:p text:style-name="Table_20_Contents">A cursor indicating which digit of the time is subject to adjustment by soft keys 1 and 2.</text:p>
          </table:table-cell>
        </table:table-row>
        <table:table-row>
          <table:table-cell table:style-name="Table28.A2" office:value-type="string">
            <text:p text:style-name="P11">++</text:p>
          </table:table-cell>
          <table:table-cell table:style-name="Table28.B2" office:value-type="string">
            <text:p text:style-name="Table_20_Contents">Soft key 1 – increments the currently selected part of the time.</text:p>
          </table:table-cell>
        </table:table-row>
        <table:table-row>
          <table:table-cell table:style-name="Table28.A2" office:value-type="string">
            <text:p text:style-name="P11">--</text:p>
          </table:table-cell>
          <table:table-cell table:style-name="Table28.B2" office:value-type="string">
            <text:p text:style-name="Table_20_Contents">Soft key 2 – decrements the currently selected part of the time.</text:p>
          </table:table-cell>
        </table:table-row>
        <table:table-row>
          <table:table-cell table:style-name="Table28.A2" office:value-type="string">
            <text:p text:style-name="P11">&gt;&gt;</text:p>
          </table:table-cell>
          <table:table-cell table:style-name="Table28.B2" office:value-type="string">
            <text:p text:style-name="Table_20_Contents">Soft key 3 – moves the cursor to the next component of time to the right, or will wrap back around if already on the rightmost digit</text:p>
          </table:table-cell>
        </table:table-row>
        <table:table-row>
          <table:table-cell table:style-name="Table28.A2" office:value-type="string">
            <text:p text:style-name="P11">GO</text:p>
          </table:table-cell>
          <table:table-cell table:style-name="Table28.B2" office:value-type="string">
            <text:p text:style-name="Table_20_Contents">Soft key 4 – advances to screen 2.20 which confirms the timeout being set.</text:p>
          </table:table-cell>
        </table:table-row>
      </table:table>
      <text:p text:style-name="Standard"/>
      <text:p text:style-name="P8">Screen 2.20: Temperature/Humidity Timeout Confirmation Screen</text:p>
      <text:p text:style-name="Standard"><draw:frame draw:style-name="fr2" draw:name="Frame31" text:anchor-type="paragraph" svg:x="0.0071in" svg:y="0.1717in" svg:width="2.9992in" draw:z-index="30"><draw:text-box fo:min-height="1.1228in"><text:p text:style-name="P2">Temp/Hum Timeout:</text:p><text:p text:style-name="P2">0012 sec</text:p><text:p text:style-name="P2"/><text:p text:style-name="P2">BACK <text:s text:c="5"/>SAVE CNCL <text:s text:c="6"/></text:p></draw:text-box></draw:frame></text:p>
      <table:table table:name="Table29" table:style-name="Table29">
        <table:table-column table:style-name="Table29.A"/>
        <table:table-column table:style-name="Table29.B"/>
        <table:table-row>
          <table:table-cell table:style-name="Table29.A1" office:value-type="string">
            <text:p text:style-name="Table_20_Contents">Element</text:p>
          </table:table-cell>
          <table:table-cell table:style-name="Table29.B1" office:value-type="string">
            <text:p text:style-name="Table_20_Contents">Description</text:p>
          </table:table-cell>
        </table:table-row>
        <table:table-row>
          <table:table-cell table:style-name="Table29.A2" office:value-type="string">
            <text:p text:style-name="P11">0012 sec</text:p>
          </table:table-cell>
          <table:table-cell table:style-name="Table29.B2" office:value-type="string">
            <text:p text:style-name="Table_20_Contents">The maximum amount of allowed time between received packets from the configured MRBW-TH node. <text:s/>If a valid 'S' packet from the TH node is not configured within this interval, the fast clock will stop displaying temperature/humidity until another packet is received. <text:s/></text:p>
          </table:table-cell>
        </table:table-row>
        <table:table-row>
          <table:table-cell table:style-name="Table29.A2" office:value-type="string">
            <text:p text:style-name="P11">BACK</text:p>
          </table:table-cell>
          <table:table-cell table:style-name="Table29.B2" office:value-type="string">
            <text:p text:style-name="Table_20_Contents">Soft key 1 – returns to screen 2.19, so that the temperature/humidity packet time to be set can be changed.</text:p>
          </table:table-cell>
        </table:table-row>
        <table:table-row>
          <table:table-cell table:style-name="Table29.A2" office:value-type="string">
            <text:p text:style-name="P11">SAVE</text:p>
          </table:table-cell>
          <table:table-cell table:style-name="Table29.B2" office:value-type="string">
            <text:p text:style-name="Table_20_Contents">Soft key 3 – saves the displayed temperature/humidity timeout to configuration memory and returns to the main configuration menu (screen 2.0e)</text:p>
          </table:table-cell>
        </table:table-row>
        <table:table-row>
          <table:table-cell table:style-name="Table29.A2" office:value-type="string">
            <text:p text:style-name="P11">CNCL</text:p>
          </table:table-cell>
          <table:table-cell table:style-name="Table29.B2" office:value-type="string">
            <text:p text:style-name="Table_20_Contents">Soft key 4 – cancels changing the temperature/humidity timeout and returns to the main configuration menu (screen 2.0e).</text:p>
          </table:table-cell>
        </table:table-row>
      </table:table>
      <text:p text:style-name="P8"><text:soft-page-break/></text:p>
      <text:p text:style-name="P8">Screen 2.21: Temperature Units Configuration Screen</text:p>
      <text:p text:style-name="Standard"><draw:frame draw:style-name="fr2" draw:name="Frame28" text:anchor-type="paragraph" svg:x="0.0071in" svg:y="0.1717in" svg:width="2.9992in" draw:z-index="28"><draw:text-box fo:min-height="1.1228in"><text:p text:style-name="P2">Temperature Units:</text:p><text:p text:style-name="P2">[*] Degrees F</text:p><text:p text:style-name="P2">[ ] Degrees C</text:p><text:p text:style-name="P2"><text:s/>F <text:s text:c="3"/>C <text:s text:c="2"/>SAVE CNCL <text:s text:c="6"/></text:p></draw:text-box></draw:frame></text:p>
      <table:table table:name="Table25" table:style-name="Table25">
        <table:table-column table:style-name="Table25.A"/>
        <table:table-column table:style-name="Table25.B"/>
        <table:table-row>
          <table:table-cell table:style-name="Table25.A1" office:value-type="string">
            <text:p text:style-name="Table_20_Contents">Element</text:p>
          </table:table-cell>
          <table:table-cell table:style-name="Table25.B1" office:value-type="string">
            <text:p text:style-name="Table_20_Contents">Description</text:p>
          </table:table-cell>
        </table:table-row>
        <table:table-row>
          <table:table-cell table:style-name="Table25.A2" office:value-type="string">
            <text:p text:style-name="P11">*</text:p>
          </table:table-cell>
          <table:table-cell table:style-name="Table25.B2" office:value-type="string">
            <text:p text:style-name="Table_20_Contents">A cursor indicating the current selection</text:p>
          </table:table-cell>
        </table:table-row>
        <table:table-row>
          <table:table-cell table:style-name="Table25.A2" office:value-type="string">
            <text:p text:style-name="P11">Degrees F</text:p>
          </table:table-cell>
          <table:table-cell table:style-name="Table25.B2" office:value-type="string">
            <text:p text:style-name="Table_20_Contents">Configure temperature to be displayed in degrees Fahrenheit</text:p>
          </table:table-cell>
        </table:table-row>
        <table:table-row>
          <table:table-cell table:style-name="Table25.A2" office:value-type="string">
            <text:p text:style-name="P11">Degrees C</text:p>
          </table:table-cell>
          <table:table-cell table:style-name="Table25.B2" office:value-type="string">
            <text:p text:style-name="Table_20_Contents">Configure temperature to be displayed in degrees Celsius</text:p>
          </table:table-cell>
        </table:table-row>
        <table:table-row>
          <table:table-cell table:style-name="Table25.A2" office:value-type="string">
            <text:p text:style-name="P11">F</text:p>
          </table:table-cell>
          <table:table-cell table:style-name="Table25.B2" office:value-type="string">
            <text:p text:style-name="Table_20_Contents">Soft key 1 – selects degrees Fahrenheit</text:p>
          </table:table-cell>
        </table:table-row>
        <table:table-row>
          <table:table-cell table:style-name="Table25.A2" office:value-type="string">
            <text:p text:style-name="P11">C</text:p>
          </table:table-cell>
          <table:table-cell table:style-name="Table25.B2" office:value-type="string">
            <text:p text:style-name="Table_20_Contents">Soft key 2 – selects degrees Celsius</text:p>
          </table:table-cell>
        </table:table-row>
        <table:table-row>
          <table:table-cell table:style-name="Table25.A2" office:value-type="string">
            <text:p text:style-name="P11">SAVE</text:p>
          </table:table-cell>
          <table:table-cell table:style-name="Table25.B2" office:value-type="string">
            <text:p text:style-name="Table_20_Contents">Soft key 3 – saves real time format selection and returns to configuration screen 2.0e.</text:p>
          </table:table-cell>
        </table:table-row>
        <table:table-row>
          <table:table-cell table:style-name="Table25.A2" office:value-type="string">
            <text:p text:style-name="P11">CNCL</text:p>
          </table:table-cell>
          <table:table-cell table:style-name="Table25.B2" office:value-type="string">
            <text:p text:style-name="Table_20_Contents">Soft key 4 – returns to configuration screen 2.0e without saving real time format change.</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Ericsson GA628" svg:font-family="'Ericsson GA628'"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 Black1"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rame_20_contents" style:display-name="Frame contents" style:family="paragraph" style:parent-style-name="Text_20_body" style:class="extra">
      <style:paragraph-properties fo:margin-top="0in" fo:margin-bottom="0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fo:font-size="12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style:shadow="none"/>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normal"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7T20:51:24.09</meta:creation-date>
    <dc:date>2012-12-08T17:54:26</dc:date>
    <meta:editing-duration>PT5H25M56S</meta:editing-duration>
    <meta:editing-cycles>82</meta:editing-cycles>
    <meta:generator>LibreOffice/3.5$Linux_X86_64 LibreOffice_project/350m1$Build-2</meta:generator>
    <dc:creator>Nathan Holmes</dc:creator>
    <meta:document-statistic meta:table-count="29" meta:image-count="1" meta:object-count="0" meta:page-count="23" meta:paragraph-count="605" meta:word-count="5445" meta:character-count="30617" meta:non-whitespace-character-count="25274"/>
  </office:meta>
</office:document-meta>
</file>